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bookmark text:name="rstudio_console_output"/># Read Desharnais77 public dataset from promise uottawa repository</text:p>
      <text:p text:style-name="Preformatted_20_Text">&gt; desharnais &lt;- read.table("desharnaisLogEffort77kaggleLang3.csv",</text:p>
      <text:p text:style-name="Preformatted_20_Text">+ <text:s text:c="25"/>sep = ",", header = TRUE)</text:p>
      <text:p text:style-name="Preformatted_20_Text">&gt; </text:p>
      <text:p text:style-name="Preformatted_20_Text">&gt; desha &lt;- subset(desharnais,Project!=38)</text:p>
      <text:p text:style-name="Preformatted_20_Text">&gt; # 0&lt; continue to remove 38 , 44, 66, 75 because not enough data in these projects</text:p>
      <text:p text:style-name="Preformatted_20_Text">&gt; desha &lt;- subset(desha,Project!=44)</text:p>
      <text:p text:style-name="Preformatted_20_Text">&gt; desha &lt;- subset(desha,Project!=66)</text:p>
      <text:p text:style-name="Preformatted_20_Text">&gt; desha &lt;- subset(desha,Project!=75)</text:p>
      <text:p text:style-name="Preformatted_20_Text">&gt; </text:p>
      <text:p text:style-name="Preformatted_20_Text">&gt; #has to specify as numeric</text:p>
      <text:p text:style-name="Preformatted_20_Text">&gt; desha$TeamExp&lt;-as.numeric(desha$TeamExp)</text:p>
      <text:p text:style-name="Preformatted_20_Text">&gt; desha$ManagerExp&lt;-as.numeric(desha$ManagerExp)</text:p>
      <text:p text:style-name="Preformatted_20_Text">&gt; </text:p>
      <text:p text:style-name="Preformatted_20_Text">&gt; # Keep only Project+Effor + 8 independent var, remove project, yearEnd, PointsNnAdjust</text:p>
      <text:p text:style-name="Preformatted_20_Text">&gt; desha &lt;- desha[,c(1,2,3,(5:8),(10:13))]</text:p>
      <text:p text:style-name="Preformatted_20_Text">&gt; ### randomly keep 4 project rows , remaining 71 rows, keep as Training set</text:p>
      <text:p text:style-name="Preformatted_20_Text">&gt; deshaTrain &lt;- subset(desha,Project!=1)</text:p>
      <text:p text:style-name="Preformatted_20_Text">&gt; deshaTrain &lt;- subset(deshaTrain,Project!=2)</text:p>
      <text:p text:style-name="Preformatted_20_Text">&gt; deshaTrain &lt;- subset(deshaTrain,Project!=3)</text:p>
      <text:p text:style-name="Preformatted_20_Text">&gt; deshaTrain &lt;- subset(deshaTrain,Project!=4)</text:p>
      <text:p text:style-name="Preformatted_20_Text">&gt; deshaTrain &lt;- subset(deshaTrain,Project!=5)</text:p>
      <text:p text:style-name="Preformatted_20_Text">&gt; deshaTrain &lt;- subset(deshaTrain,Project!=6)</text:p>
      <text:p text:style-name="Preformatted_20_Text">&gt; ### keep the 6 rows in Test dataset</text:p>
      <text:p text:style-name="Preformatted_20_Text">&gt; deshaTest &lt;- subset(desha,Project &lt; 7)</text:p>
      <text:p text:style-name="Preformatted_20_Text">&gt; </text:p>
      <text:p text:style-name="Preformatted_20_Text">&gt; ### remove first column Project from both Train and Test sets</text:p>
      <text:p text:style-name="Preformatted_20_Text">&gt; deshaTrain &lt;- deshaTrain[,c(2:11)]</text:p>
      <text:p text:style-name="Preformatted_20_Text">&gt; deshaTest &lt;- deshaTest[,c(2:11)]</text:p>
      <text:p text:style-name="Preformatted_20_Text">&gt; deshaTrainY = deshaTrain$Effort</text:p>
      <text:p text:style-name="Preformatted_20_Text">&gt; deshaTestY = deshaTest$Effort</text:p>
      <text:p text:style-name="Preformatted_20_Text">&gt; </text:p>
      <text:p text:style-name="Preformatted_20_Text">&gt; #remove Effort from X set</text:p>
      <text:p text:style-name="Preformatted_20_Text">&gt; deshaTrainX = deshaTrain[,c(1:3,5:10)]</text:p>
      <text:p text:style-name="Preformatted_20_Text">&gt; deshaTestX = deshaTest[,c(1:3,5:10)]</text:p>
      <text:p text:style-name="Preformatted_20_Text">&gt; </text:p>
      <text:p text:style-name="Preformatted_20_Text">&gt; solTestY = deshaTestY</text:p>
      <text:p text:style-name="Preformatted_20_Text">&gt; solTrainY = deshaTrainY</text:p>
      <text:p text:style-name="Preformatted_20_Text">&gt; solTrainX = deshaTrainX</text:p>
      <text:p text:style-name="Preformatted_20_Text">&gt; solTestX = deshaTestX</text:p>
      <text:p text:style-name="Preformatted_20_Text">&gt; solTrainXtrans = deshaTrainX</text:p>
      <text:p text:style-name="Preformatted_20_Text">&gt; solTestXtrans = deshaTestX</text:p>
      <text:p text:style-name="Preformatted_20_Text">&gt; ######CH6 linear regression and cousins</text:p>
      <text:p text:style-name="Preformatted_20_Text">&gt; library(AppliedPredictiveModeling)</text:p>
      <text:p text:style-name="Preformatted_20_Text">&gt; </text:p>
      <text:p text:style-name="Preformatted_20_Text">&gt; library(lattice)</text:p>
      <text:p text:style-name="Preformatted_20_Text">&gt; ### Some initial plots of the data</text:p>
      <text:p text:style-name="Preformatted_20_Text">&gt; </text:p>
      <text:p text:style-name="Preformatted_20_Text">&gt; xyplot(solTrainY ~ solTrainX$Entities, type = c("p", "g"),</text:p>
      <text:p text:style-name="Preformatted_20_Text">+ <text:s text:c="7"/>ylab = "Effort",</text:p>
      <text:p text:style-name="Preformatted_20_Text">+ <text:s text:c="7"/>main = "(a)",</text:p>
      <text:p text:style-name="Preformatted_20_Text">+ <text:s text:c="7"/>xlab = "Entities")</text:p>
      <text:p text:style-name="Preformatted_20_Text">&gt; </text:p>
      <text:p text:style-name="Preformatted_20_Text">&gt; xyplot(solTrainY ~ solTrainX$Transactions, type = c("p", "g"),</text:p>
      <text:p text:style-name="Preformatted_20_Text">+ <text:s text:c="7"/>ylab = "Effort",</text:p>
      <text:p text:style-name="Preformatted_20_Text">+ <text:s text:c="7"/>xlab = "Trans")</text:p>
      <text:p text:style-name="Preformatted_20_Text">&gt; </text:p>
      <text:p text:style-name="Preformatted_20_Text">&gt; library(caret)</text:p>
      <text:p text:style-name="Preformatted_20_Text">&gt; library(corrplot)</text:p>
      <text:p text:style-name="Preformatted_20_Text">&gt; corrplot::corrplot(cor(solTrainXtrans), </text:p>
      <text:p text:style-name="Preformatted_20_Text">+ <text:s text:c="19"/>order = "hclust", </text:p>
      <text:p text:style-name="Preformatted_20_Text">+ <text:s text:c="19"/>tl.cex = .8)</text:p>
      <text:p text:style-name="Preformatted_20_Text"><text:soft-page-break/>&gt; </text:p>
      <text:p text:style-name="Preformatted_20_Text">&gt; ### Section 6.2 Linear Regression</text:p>
      <text:p text:style-name="Preformatted_20_Text">&gt; set.seed(100)</text:p>
      <text:p text:style-name="Preformatted_20_Text">&gt; indx &lt;- createFolds(solTrainY, returnTrain = TRUE)</text:p>
      <text:p text:style-name="Preformatted_20_Text">&gt; ctrl &lt;- trainControl(method = "cv", index = indx)</text:p>
      <text:p text:style-name="Preformatted_20_Text">&gt; set.seed(100)</text:p>
      <text:p text:style-name="Preformatted_20_Text">&gt; lmTune0 &lt;- train(x = solTrainXtrans, y = solTrainY,</text:p>
      <text:p text:style-name="Preformatted_20_Text">+ <text:s text:c="17"/>method = "lm",</text:p>
      <text:p text:style-name="Preformatted_20_Text">+ <text:s text:c="17"/>trControl = ctrl)</text:p>
      <text:p text:style-name="Preformatted_20_Text">&gt; lmTune0 <text:s text:c="2"/></text:p>
      <text:p text:style-name="Preformatted_20_Text">Linear Regression </text:p>
      <text:p text:style-name="Preformatted_20_Text"/>
      <text:p text:style-name="Preformatted_20_Text">71 samples</text:p>
      <text:p text:style-name="Preformatted_20_Text"><text:s/>9 predictor</text:p>
      <text:p text:style-name="Preformatted_20_Text"/>
      <text:p text:style-name="Preformatted_20_Text">No pre-processing</text:p>
      <text:p text:style-name="Preformatted_20_Text">Resampling: Cross-Validated (10 fold) </text:p>
      <text:p text:style-name="Preformatted_20_Text">Summary of sample sizes: 64, 64, 64, 64, 65, 64, ... </text:p>
      <text:p text:style-name="Preformatted_20_Text">Resampling results:</text:p>
      <text:p text:style-name="Preformatted_20_Text"/>
      <text:p text:style-name="Preformatted_20_Text"><text:s text:c="2"/>RMSE <text:s text:c="6"/>Rsquared <text:s/>MAE <text:s text:c="5"/></text:p>
      <text:p text:style-name="Preformatted_20_Text"><text:s text:c="2"/>0.1863193 <text:s/>0.757383 <text:s/>0.1530081</text:p>
      <text:p text:style-name="Preformatted_20_Text"/>
      <text:p text:style-name="Preformatted_20_Text">Tuning parameter 'intercept' was held constant at a value of TRUE</text:p>
      <text:p text:style-name="Preformatted_20_Text">&gt; </text:p>
      <text:p text:style-name="Preformatted_20_Text">&gt; tooHigh &lt;- findCorrelation(cor(solTrainXtrans), .8)</text:p>
      <text:p text:style-name="Preformatted_20_Text">&gt; trainXfiltered &lt;- solTrainXtrans[, -tooHigh]</text:p>
      <text:p text:style-name="Preformatted_20_Text">&gt; testXfiltered <text:s/>&lt;- <text:s/>solTestXtrans[, -tooHigh]</text:p>
      <text:p text:style-name="Preformatted_20_Text">&gt; </text:p>
      <text:p text:style-name="Preformatted_20_Text">&gt; set.seed(100)</text:p>
      <text:p text:style-name="Preformatted_20_Text">&gt; lmTune &lt;- train(x = trainXfiltered, y = solTrainY,</text:p>
      <text:p text:style-name="Preformatted_20_Text">+ <text:s text:c="16"/>method = "lm",</text:p>
      <text:p text:style-name="Preformatted_20_Text">+ <text:s text:c="16"/>trControl = ctrl)</text:p>
      <text:p text:style-name="Preformatted_20_Text">&gt; </text:p>
      <text:p text:style-name="Preformatted_20_Text">&gt; lmTune</text:p>
      <text:p text:style-name="Preformatted_20_Text">Linear Regression </text:p>
      <text:p text:style-name="Preformatted_20_Text"/>
      <text:p text:style-name="Preformatted_20_Text">71 samples</text:p>
      <text:p text:style-name="Preformatted_20_Text"><text:s/>8 predictor</text:p>
      <text:p text:style-name="Preformatted_20_Text"/>
      <text:p text:style-name="Preformatted_20_Text">No pre-processing</text:p>
      <text:p text:style-name="Preformatted_20_Text">Resampling: Cross-Validated (10 fold) </text:p>
      <text:p text:style-name="Preformatted_20_Text">Summary of sample sizes: 64, 64, 64, 64, 65, 64, ... </text:p>
      <text:p text:style-name="Preformatted_20_Text">Resampling results:</text:p>
      <text:p text:style-name="Preformatted_20_Text"/>
      <text:p text:style-name="Preformatted_20_Text"><text:s text:c="2"/>RMSE <text:s text:c="5"/>Rsquared <text:s/>MAE <text:s text:c="5"/></text:p>
      <text:p text:style-name="Preformatted_20_Text"><text:s text:c="2"/>0.185313 <text:s/>0.760167 <text:s/>0.1523383</text:p>
      <text:p text:style-name="Preformatted_20_Text"/>
      <text:p text:style-name="Preformatted_20_Text">Tuning parameter 'intercept' was held constant at a value of TRUE</text:p>
      <text:p text:style-name="Preformatted_20_Text">&gt; </text:p>
      <text:p text:style-name="Preformatted_20_Text">&gt; ### Save the test set results in a data frame <text:s text:c="16"/></text:p>
      <text:p text:style-name="Preformatted_20_Text">&gt; testResults &lt;- data.frame(obs = solTestY,</text:p>
      <text:p text:style-name="Preformatted_20_Text">+ <text:s text:c="26"/>Linear_Regression = predict(lmTune, testXfiltered))</text:p>
      <text:p text:style-name="Preformatted_20_Text">&gt; </text:p>
      <text:p text:style-name="Preformatted_20_Text">&gt; ### Section 6.4 Penalized Models</text:p>
      <text:p text:style-name="Preformatted_20_Text">&gt; ## There is now a simple ridge regression method.</text:p>
      <text:p text:style-name="Preformatted_20_Text">&gt; </text:p>
      <text:p text:style-name="Preformatted_20_Text">&gt; ridgeGrid &lt;- expand.grid(lambda = seq(0, .1, length = 15))</text:p>
      <text:p text:style-name="Preformatted_20_Text">&gt; </text:p>
      <text:p text:style-name="Preformatted_20_Text">&gt; set.seed(100)</text:p>
      <text:p text:style-name="Preformatted_20_Text">&gt; ridgeTune &lt;- train(x = solTrainXtrans, y = solTrainY,</text:p>
      <text:p text:style-name="Preformatted_20_Text">+ <text:s text:c="19"/>method = "ridge",</text:p>
      <text:p text:style-name="Preformatted_20_Text">+ <text:s text:c="19"/>tuneGrid = ridgeGrid,</text:p>
      <text:p text:style-name="Preformatted_20_Text">+ <text:s text:c="19"/>trControl = ctrl,</text:p>
      <text:p text:style-name="Preformatted_20_Text"><text:soft-page-break/>+ <text:s text:c="19"/>preProc = c("center", "scale"))</text:p>
      <text:p text:style-name="Preformatted_20_Text">&gt; ridgeTune</text:p>
      <text:p text:style-name="Preformatted_20_Text">Ridge Regression </text:p>
      <text:p text:style-name="Preformatted_20_Text"/>
      <text:p text:style-name="Preformatted_20_Text">71 samples</text:p>
      <text:p text:style-name="Preformatted_20_Text"><text:s/>9 predictor</text:p>
      <text:p text:style-name="Preformatted_20_Text"/>
      <text:p text:style-name="Preformatted_20_Text">Pre-processing: centered (9), scaled (9) </text:p>
      <text:p text:style-name="Preformatted_20_Text">Resampling: Cross-Validated (10 fold) </text:p>
      <text:p text:style-name="Preformatted_20_Text">Summary of sample sizes: 64, 64, 64, 64, 65, 64, ... </text:p>
      <text:p text:style-name="Preformatted_20_Text">Resampling results across tuning parameters:</text:p>
      <text:p text:style-name="Preformatted_20_Text"/>
      <text:p text:style-name="Preformatted_20_Text"><text:s text:c="2"/>lambda <text:s text:c="6"/>RMSE <text:s text:c="6"/>Rsquared <text:s text:c="2"/>MAE <text:s text:c="5"/></text:p>
      <text:p text:style-name="Preformatted_20_Text"><text:s text:c="2"/>0.000000000 <text:s/>0.1863193 <text:s/>0.7573830 <text:s/>0.1530081</text:p>
      <text:p text:style-name="Preformatted_20_Text"><text:s text:c="2"/>0.007142857 <text:s/>0.1850419 <text:s/>0.7608147 <text:s/>0.1526311</text:p>
      <text:p text:style-name="Preformatted_20_Text"><text:s text:c="2"/>0.014285714 <text:s/>0.1847320 <text:s/>0.7614381 <text:s/>0.1526429</text:p>
      <text:p text:style-name="Preformatted_20_Text"><text:s text:c="2"/>0.021428571 <text:s/>0.1846614 <text:s/>0.7614690 <text:s/>0.1526943</text:p>
      <text:p text:style-name="Preformatted_20_Text"><text:s text:c="2"/>0.028571429 <text:s/>0.1847432 <text:s/>0.7611548 <text:s/>0.1527652</text:p>
      <text:p text:style-name="Preformatted_20_Text"><text:s text:c="2"/>0.035714286 <text:s/>0.1849390 <text:s/>0.7605919 <text:s/>0.1528495</text:p>
      <text:p text:style-name="Preformatted_20_Text"><text:s text:c="2"/>0.042857143 <text:s/>0.1852242 <text:s/>0.7598375 <text:s/>0.1531697</text:p>
      <text:p text:style-name="Preformatted_20_Text"><text:s text:c="2"/>0.050000000 <text:s/>0.1855813 <text:s/>0.7589319 <text:s/>0.1535956</text:p>
      <text:p text:style-name="Preformatted_20_Text"><text:s text:c="2"/>0.057142857 <text:s/>0.1859964 <text:s/>0.7579057 <text:s/>0.1540591</text:p>
      <text:p text:style-name="Preformatted_20_Text"><text:s text:c="2"/>0.064285714 <text:s/>0.1864589 <text:s/>0.7567833 <text:s/>0.1546290</text:p>
      <text:p text:style-name="Preformatted_20_Text"><text:s text:c="2"/>0.071428571 <text:s/>0.1869600 <text:s/>0.7555838 <text:s/>0.1552378</text:p>
      <text:p text:style-name="Preformatted_20_Text"><text:s text:c="2"/>0.078571429 <text:s/>0.1874927 <text:s/>0.7543232 <text:s/>0.1558704</text:p>
      <text:p text:style-name="Preformatted_20_Text"><text:s text:c="2"/>0.085714286 <text:s/>0.1880513 <text:s/>0.7530142 <text:s/>0.1565262</text:p>
      <text:p text:style-name="Preformatted_20_Text"><text:s text:c="2"/>0.092857143 <text:s/>0.1886310 <text:s/>0.7516674 <text:s/>0.1571589</text:p>
      <text:p text:style-name="Preformatted_20_Text"><text:s text:c="2"/>0.100000000 <text:s/>0.1892280 <text:s/>0.7502917 <text:s/>0.1577701</text:p>
      <text:p text:style-name="Preformatted_20_Text"/>
      <text:p text:style-name="Preformatted_20_Text">RMSE was used to select the optimal model using the smallest value.</text:p>
      <text:p text:style-name="Preformatted_20_Text">The final value used for the model was lambda = 0.02142857.</text:p>
      <text:p text:style-name="Preformatted_20_Text">&gt; </text:p>
      <text:p text:style-name="Preformatted_20_Text">&gt; print(update(plot(ridgeTune), xlab = "Penalty"))</text:p>
      <text:p text:style-name="Preformatted_20_Text">&gt; </text:p>
      <text:p text:style-name="Preformatted_20_Text">&gt; enetGrid &lt;- expand.grid(lambda = c(0, 0.01, .1), </text:p>
      <text:p text:style-name="Preformatted_20_Text">+ <text:s text:c="24"/>fraction = seq(.05, 1, length = 20))</text:p>
      <text:p text:style-name="Preformatted_20_Text">&gt; set.seed(100)</text:p>
      <text:p text:style-name="Preformatted_20_Text">&gt; enetTune &lt;- train(x = solTrainXtrans, y = solTrainY,</text:p>
      <text:p text:style-name="Preformatted_20_Text">+ <text:s text:c="18"/>method = "enet",</text:p>
      <text:p text:style-name="Preformatted_20_Text">+ <text:s text:c="18"/>tuneGrid = enetGrid,</text:p>
      <text:p text:style-name="Preformatted_20_Text">+ <text:s text:c="18"/>trControl = ctrl,</text:p>
      <text:p text:style-name="Preformatted_20_Text">+ <text:s text:c="18"/>preProc = c("center", "scale"))</text:p>
      <text:p text:style-name="Preformatted_20_Text">&gt; enetTune</text:p>
      <text:p text:style-name="Preformatted_20_Text">Elasticnet </text:p>
      <text:p text:style-name="Preformatted_20_Text"/>
      <text:p text:style-name="Preformatted_20_Text">71 samples</text:p>
      <text:p text:style-name="Preformatted_20_Text"><text:s/>9 predictor</text:p>
      <text:p text:style-name="Preformatted_20_Text"/>
      <text:p text:style-name="Preformatted_20_Text">Pre-processing: centered (9), scaled (9) </text:p>
      <text:p text:style-name="Preformatted_20_Text">Resampling: Cross-Validated (10 fold) </text:p>
      <text:p text:style-name="Preformatted_20_Text">Summary of sample sizes: 64, 64, 64, 64, 65, 64, ... </text:p>
      <text:p text:style-name="Preformatted_20_Text">Resampling results across tuning parameters:</text:p>
      <text:p text:style-name="Preformatted_20_Text"/>
      <text:p text:style-name="Preformatted_20_Text"><text:s text:c="2"/>lambda <text:s/>fraction <text:s/>RMSE <text:s text:c="6"/>Rsquared <text:s text:c="2"/>MAE <text:s text:c="5"/></text:p>
      <text:p text:style-name="Preformatted_20_Text"><text:s text:c="2"/>0.00 <text:s text:c="3"/>0.05 <text:s text:c="5"/>0.3215054 <text:s/>0.5230563 <text:s/>0.2486547</text:p>
      <text:p text:style-name="Preformatted_20_Text"><text:s text:c="2"/>0.00 <text:s text:c="3"/>0.10 <text:s text:c="5"/>0.3014558 <text:s/>0.5378529 <text:s/>0.2303899</text:p>
      <text:p text:style-name="Preformatted_20_Text"><text:s text:c="2"/>0.00 <text:s text:c="3"/>0.15 <text:s text:c="5"/>0.2900376 <text:s/>0.5357972 <text:s/>0.2223702</text:p>
      <text:p text:style-name="Preformatted_20_Text"><text:s text:c="2"/>0.00 <text:s text:c="3"/>0.20 <text:s text:c="5"/>0.2757781 <text:s/>0.5568688 <text:s/>0.2116600</text:p>
      <text:p text:style-name="Preformatted_20_Text"><text:s text:c="2"/>0.00 <text:s text:c="3"/>0.25 <text:s text:c="5"/>0.2611890 <text:s/>0.5750272 <text:s/>0.2012522</text:p>
      <text:p text:style-name="Preformatted_20_Text"><text:s text:c="2"/>0.00 <text:s text:c="3"/>0.30 <text:s text:c="5"/>0.2498403 <text:s/>0.6022180 <text:s/>0.1937900</text:p>
      <text:p text:style-name="Preformatted_20_Text"><text:s text:c="2"/>0.00 <text:s text:c="3"/>0.35 <text:s text:c="5"/>0.2379279 <text:s/>0.6443441 <text:s/>0.1852074</text:p>
      <text:p text:style-name="Preformatted_20_Text"><text:s text:c="2"/>0.00 <text:s text:c="3"/>0.40 <text:s text:c="5"/>0.2267780 <text:s/>0.6784006 <text:s/>0.1766450</text:p>
      <text:p text:style-name="Preformatted_20_Text"><text:s text:c="2"/>0.00 <text:s text:c="3"/>0.45 <text:s text:c="5"/>0.2165264 <text:s/>0.7046487 <text:s/>0.1701674</text:p>
      <text:p text:style-name="Preformatted_20_Text"><text:s text:c="2"/>0.00 <text:s text:c="3"/>0.50 <text:s text:c="5"/>0.2073280 <text:s/>0.7244880 <text:s/>0.1649161</text:p>
      <text:p text:style-name="Preformatted_20_Text"><text:soft-page-break/><text:s text:c="2"/>0.00 <text:s text:c="3"/>0.55 <text:s text:c="5"/>0.1995076 <text:s/>0.7391802 <text:s/>0.1602882</text:p>
      <text:p text:style-name="Preformatted_20_Text"><text:s text:c="2"/>0.00 <text:s text:c="3"/>0.60 <text:s text:c="5"/>0.1934560 <text:s/>0.7494202 <text:s/>0.1566573</text:p>
      <text:p text:style-name="Preformatted_20_Text"><text:s text:c="2"/>0.00 <text:s text:c="3"/>0.65 <text:s text:c="5"/>0.1888778 <text:s/>0.7565960 <text:s/>0.1538617</text:p>
      <text:p text:style-name="Preformatted_20_Text"><text:s text:c="2"/>0.00 <text:s text:c="3"/>0.70 <text:s text:c="5"/>0.1868034 <text:s/>0.7585799 <text:s/>0.1519534</text:p>
      <text:p text:style-name="Preformatted_20_Text"><text:s text:c="2"/>0.00 <text:s text:c="3"/>0.75 <text:s text:c="5"/>0.1856345 <text:s/>0.7585861 <text:s/>0.1503399</text:p>
      <text:p text:style-name="Preformatted_20_Text"><text:s text:c="2"/>0.00 <text:s text:c="3"/>0.80 <text:s text:c="5"/>0.1843191 <text:s/>0.7620702 <text:s/>0.1494523</text:p>
      <text:p text:style-name="Preformatted_20_Text"><text:s text:c="2"/>0.00 <text:s text:c="3"/>0.85 <text:s text:c="5"/>0.1835295 <text:s/>0.7648021 <text:s/>0.1494544</text:p>
      <text:p text:style-name="Preformatted_20_Text"><text:s text:c="2"/>0.00 <text:s text:c="3"/>0.90 <text:s text:c="5"/>0.1835654 <text:s/>0.7644544 <text:s/>0.1504690</text:p>
      <text:p text:style-name="Preformatted_20_Text"><text:s text:c="2"/>0.00 <text:s text:c="3"/>0.95 <text:s text:c="5"/>0.1850326 <text:s/>0.7601815 <text:s/>0.1519477</text:p>
      <text:p text:style-name="Preformatted_20_Text"><text:s text:c="2"/>0.00 <text:s text:c="3"/>1.00 <text:s text:c="5"/>0.1863193 <text:s/>0.7573830 <text:s/>0.1530081</text:p>
      <text:p text:style-name="Preformatted_20_Text"><text:s text:c="2"/>0.01 <text:s text:c="3"/>0.05 <text:s text:c="5"/>0.3233380 <text:s/>0.5229757 <text:s/>0.2504003</text:p>
      <text:p text:style-name="Preformatted_20_Text"><text:s text:c="2"/>0.01 <text:s text:c="3"/>0.10 <text:s text:c="5"/>0.3032095 <text:s/>0.5366444 <text:s/>0.2320358</text:p>
      <text:p text:style-name="Preformatted_20_Text"><text:s text:c="2"/>0.01 <text:s text:c="3"/>0.15 <text:s text:c="5"/>0.2917850 <text:s/>0.5363284 <text:s/>0.2234377</text:p>
      <text:p text:style-name="Preformatted_20_Text"><text:s text:c="2"/>0.01 <text:s text:c="3"/>0.20 <text:s text:c="5"/>0.2784479 <text:s/>0.5542362 <text:s/>0.2133162</text:p>
      <text:p text:style-name="Preformatted_20_Text"><text:s text:c="2"/>0.01 <text:s text:c="3"/>0.25 <text:s text:c="5"/>0.2638431 <text:s/>0.5725364 <text:s/>0.2027398</text:p>
      <text:p text:style-name="Preformatted_20_Text"><text:s text:c="2"/>0.01 <text:s text:c="3"/>0.30 <text:s text:c="5"/>0.2526402 <text:s/>0.5927328 <text:s/>0.1954554</text:p>
      <text:p text:style-name="Preformatted_20_Text"><text:s text:c="2"/>0.01 <text:s text:c="3"/>0.35 <text:s text:c="5"/>0.2421856 <text:s/>0.6289877 <text:s/>0.1883607</text:p>
      <text:p text:style-name="Preformatted_20_Text"><text:s text:c="2"/>0.01 <text:s text:c="3"/>0.40 <text:s text:c="5"/>0.2312918 <text:s/>0.6639344 <text:s/>0.1803295</text:p>
      <text:p text:style-name="Preformatted_20_Text"><text:s text:c="2"/>0.01 <text:s text:c="3"/>0.45 <text:s text:c="5"/>0.2211394 <text:s/>0.6916425 <text:s/>0.1729283</text:p>
      <text:p text:style-name="Preformatted_20_Text"><text:s text:c="2"/>0.01 <text:s text:c="3"/>0.50 <text:s text:c="5"/>0.2118597 <text:s/>0.7130984 <text:s/>0.1679797</text:p>
      <text:p text:style-name="Preformatted_20_Text"><text:s text:c="2"/>0.01 <text:s text:c="3"/>0.55 <text:s text:c="5"/>0.2035982 <text:s/>0.7296254 <text:s/>0.1630816</text:p>
      <text:p text:style-name="Preformatted_20_Text"><text:s text:c="2"/>0.01 <text:s text:c="3"/>0.60 <text:s text:c="5"/>0.1966326 <text:s/>0.7421736 <text:s/>0.1592320</text:p>
      <text:p text:style-name="Preformatted_20_Text"><text:s text:c="2"/>0.01 <text:s text:c="3"/>0.65 <text:s text:c="5"/>0.1913283 <text:s/>0.7511186 <text:s/>0.1565337</text:p>
      <text:p text:style-name="Preformatted_20_Text"><text:s text:c="2"/>0.01 <text:s text:c="3"/>0.70 <text:s text:c="5"/>0.1879887 <text:s/>0.7557128 <text:s/>0.1544018</text:p>
      <text:p text:style-name="Preformatted_20_Text"><text:s text:c="2"/>0.01 <text:s text:c="3"/>0.75 <text:s text:c="5"/>0.1865197 <text:s/>0.7566753 <text:s/>0.1527074</text:p>
      <text:p text:style-name="Preformatted_20_Text"><text:s text:c="2"/>0.01 <text:s text:c="3"/>0.80 <text:s text:c="5"/>0.1855860 <text:s/>0.7582926 <text:s/>0.1517782</text:p>
      <text:p text:style-name="Preformatted_20_Text"><text:s text:c="2"/>0.01 <text:s text:c="3"/>0.85 <text:s text:c="5"/>0.1846428 <text:s/>0.7608840 <text:s/>0.1508628</text:p>
      <text:p text:style-name="Preformatted_20_Text"><text:s text:c="2"/>0.01 <text:s text:c="3"/>0.90 <text:s text:c="5"/>0.1844000 <text:s/>0.7617058 <text:s/>0.1512518</text:p>
      <text:p text:style-name="Preformatted_20_Text"><text:s text:c="2"/>0.01 <text:s text:c="3"/>0.95 <text:s text:c="5"/>0.1844786 <text:s/>0.7617530 <text:s/>0.1519815</text:p>
      <text:p text:style-name="Preformatted_20_Text"><text:s text:c="2"/>0.01 <text:s text:c="3"/>1.00 <text:s text:c="5"/>0.1848779 <text:s/>0.7611692 <text:s/>0.1526280</text:p>
      <text:p text:style-name="Preformatted_20_Text"><text:s text:c="2"/>0.10 <text:s text:c="3"/>0.05 <text:s text:c="5"/>0.3273586 <text:s/>0.5238169 <text:s/>0.2543212</text:p>
      <text:p text:style-name="Preformatted_20_Text"><text:s text:c="2"/>0.10 <text:s text:c="3"/>0.10 <text:s text:c="5"/>0.3079272 <text:s/>0.5395987 <text:s/>0.2362985</text:p>
      <text:p text:style-name="Preformatted_20_Text"><text:s text:c="2"/>0.10 <text:s text:c="3"/>0.15 <text:s text:c="5"/>0.2964032 <text:s/>0.5443686 <text:s/>0.2273386</text:p>
      <text:p text:style-name="Preformatted_20_Text"><text:s text:c="2"/>0.10 <text:s text:c="3"/>0.20 <text:s text:c="5"/>0.2859238 <text:s/>0.5453597 <text:s/>0.2189402</text:p>
      <text:p text:style-name="Preformatted_20_Text"><text:s text:c="2"/>0.10 <text:s text:c="3"/>0.25 <text:s text:c="5"/>0.2740434 <text:s/>0.5593466 <text:s/>0.2102309</text:p>
      <text:p text:style-name="Preformatted_20_Text"><text:s text:c="2"/>0.10 <text:s text:c="3"/>0.30 <text:s text:c="5"/>0.2620294 <text:s/>0.5734306 <text:s/>0.2017423</text:p>
      <text:p text:style-name="Preformatted_20_Text"><text:s text:c="2"/>0.10 <text:s text:c="3"/>0.35 <text:s text:c="5"/>0.2524468 <text:s/>0.5832944 <text:s/>0.1955244</text:p>
      <text:p text:style-name="Preformatted_20_Text"><text:s text:c="2"/>0.10 <text:s text:c="3"/>0.40 <text:s text:c="5"/>0.2443114 <text:s/>0.6088490 <text:s/>0.1901414</text:p>
      <text:p text:style-name="Preformatted_20_Text"><text:s text:c="2"/>0.10 <text:s text:c="3"/>0.45 <text:s text:c="5"/>0.2355946 <text:s/>0.6365563 <text:s/>0.1844070</text:p>
      <text:p text:style-name="Preformatted_20_Text"><text:s text:c="2"/>0.10 <text:s text:c="3"/>0.50 <text:s text:c="5"/>0.2269797 <text:s/>0.6622073 <text:s/>0.1784245</text:p>
      <text:p text:style-name="Preformatted_20_Text"><text:s text:c="2"/>0.10 <text:s text:c="3"/>0.55 <text:s text:c="5"/>0.2189556 <text:s/>0.6839016 <text:s/>0.1732117</text:p>
      <text:p text:style-name="Preformatted_20_Text"><text:s text:c="2"/>0.10 <text:s text:c="3"/>0.60 <text:s text:c="5"/>0.2115975 <text:s/>0.7020113 <text:s/>0.1689483</text:p>
      <text:p text:style-name="Preformatted_20_Text"><text:s text:c="2"/>0.10 <text:s text:c="3"/>0.65 <text:s text:c="5"/>0.2049856 <text:s/>0.7170425 <text:s/>0.1658071</text:p>
      <text:p text:style-name="Preformatted_20_Text"><text:s text:c="2"/>0.10 <text:s text:c="3"/>0.70 <text:s text:c="5"/>0.1996227 <text:s/>0.7282412 <text:s/>0.1636887</text:p>
      <text:p text:style-name="Preformatted_20_Text"><text:s text:c="2"/>0.10 <text:s text:c="3"/>0.75 <text:s text:c="5"/>0.1958604 <text:s/>0.7357940 <text:s/>0.1617852</text:p>
      <text:p text:style-name="Preformatted_20_Text"><text:s text:c="2"/>0.10 <text:s text:c="3"/>0.80 <text:s text:c="5"/>0.1935241 <text:s/>0.7399039 <text:s/>0.1604842</text:p>
      <text:p text:style-name="Preformatted_20_Text"><text:s text:c="2"/>0.10 <text:s text:c="3"/>0.85 <text:s text:c="5"/>0.1922609 <text:s/>0.7419339 <text:s/>0.1597481</text:p>
      <text:p text:style-name="Preformatted_20_Text"><text:s text:c="2"/>0.10 <text:s text:c="3"/>0.90 <text:s text:c="5"/>0.1914181 <text:s/>0.7438913 <text:s/>0.1593529</text:p>
      <text:p text:style-name="Preformatted_20_Text"><text:s text:c="2"/>0.10 <text:s text:c="3"/>0.95 <text:s text:c="5"/>0.1902096 <text:s/>0.7471754 <text:s/>0.1584245</text:p>
      <text:p text:style-name="Preformatted_20_Text"><text:s text:c="2"/>0.10 <text:s text:c="3"/>1.00 <text:s text:c="5"/>0.1892280 <text:s/>0.7502917 <text:s/>0.1577701</text:p>
      <text:p text:style-name="Preformatted_20_Text"/>
      <text:p text:style-name="Preformatted_20_Text">RMSE was used to select the optimal model using the smallest value.</text:p>
      <text:p text:style-name="Preformatted_20_Text">The final values used for the model were fraction = 0.85 and lambda</text:p>
      <text:p text:style-name="Preformatted_20_Text"><text:s/>= 0.</text:p>
      <text:p text:style-name="Preformatted_20_Text">&gt; </text:p>
      <text:p text:style-name="Preformatted_20_Text">&gt; plot(enetTune)</text:p>
      <text:p text:style-name="Preformatted_20_Text">&gt; </text:p>
      <text:p text:style-name="Preformatted_20_Text">&gt; testResults$Enet &lt;- predict(enetTune, solTestXtrans)</text:p>
      <text:p text:style-name="Preformatted_20_Text">&gt; ### Section 6.3 Partial Least Squares</text:p>
      <text:p text:style-name="Preformatted_20_Text">&gt; </text:p>
      <text:p text:style-name="Preformatted_20_Text">&gt; ## Run PLS and PCR on solubility data and compare results</text:p>
      <text:p text:style-name="Preformatted_20_Text">&gt; # removed tune grid ncomp =... to use default , max number of components</text:p>
      <text:p text:style-name="Preformatted_20_Text">&gt; set.seed(100)</text:p>
      <text:p text:style-name="Preformatted_20_Text">&gt; plsTune &lt;- train(x = solTrainXtrans, y = solTrainY,</text:p>
      <text:p text:style-name="Preformatted_20_Text"><text:soft-page-break/>+ <text:s text:c="17"/>method = "pls",</text:p>
      <text:p text:style-name="Preformatted_20_Text">+ <text:s text:c="17"/>trControl = ctrl)</text:p>
      <text:p text:style-name="Preformatted_20_Text">&gt; plsTune</text:p>
      <text:p text:style-name="Preformatted_20_Text">Partial Least Squares </text:p>
      <text:p text:style-name="Preformatted_20_Text"/>
      <text:p text:style-name="Preformatted_20_Text">71 samples</text:p>
      <text:p text:style-name="Preformatted_20_Text"><text:s/>9 predictor</text:p>
      <text:p text:style-name="Preformatted_20_Text"/>
      <text:p text:style-name="Preformatted_20_Text">No pre-processing</text:p>
      <text:p text:style-name="Preformatted_20_Text">Resampling: Cross-Validated (10 fold) </text:p>
      <text:p text:style-name="Preformatted_20_Text">Summary of sample sizes: 64, 64, 64, 64, 65, 64, ... </text:p>
      <text:p text:style-name="Preformatted_20_Text">Resampling results across tuning parameters:</text:p>
      <text:p text:style-name="Preformatted_20_Text"/>
      <text:p text:style-name="Preformatted_20_Text"><text:s text:c="2"/>ncomp <text:s/>RMSE <text:s text:c="6"/>Rsquared <text:s text:c="2"/>MAE <text:s text:c="5"/></text:p>
      <text:p text:style-name="Preformatted_20_Text"><text:s text:c="2"/>1 <text:s text:c="5"/>0.2828804 <text:s/>0.5225822 <text:s/>0.2153431</text:p>
      <text:p text:style-name="Preformatted_20_Text"><text:s text:c="2"/>2 <text:s text:c="5"/>0.2716755 <text:s/>0.5011198 <text:s/>0.2176955</text:p>
      <text:p text:style-name="Preformatted_20_Text"><text:s text:c="2"/>3 <text:s text:c="5"/>0.2624342 <text:s/>0.4935063 <text:s/>0.2118998</text:p>
      <text:p text:style-name="Preformatted_20_Text"/>
      <text:p text:style-name="Preformatted_20_Text">RMSE was used to select the optimal model using the smallest value.</text:p>
      <text:p text:style-name="Preformatted_20_Text">The final value used for the model was ncomp = 3.</text:p>
      <text:p text:style-name="Preformatted_20_Text">&gt; </text:p>
      <text:p text:style-name="Preformatted_20_Text">&gt; testResults$PLS &lt;- predict(plsTune, solTestXtrans)</text:p>
      <text:p text:style-name="Preformatted_20_Text">&gt; </text:p>
      <text:p text:style-name="Preformatted_20_Text">&gt; set.seed(100)</text:p>
      <text:p text:style-name="Preformatted_20_Text">&gt; pcrTune &lt;- train(x = solTrainXtrans, y = solTrainY,</text:p>
      <text:p text:style-name="Preformatted_20_Text">+ <text:s text:c="17"/>method = "pcr",</text:p>
      <text:p text:style-name="Preformatted_20_Text">+ <text:s text:c="17"/>trControl = ctrl)</text:p>
      <text:p text:style-name="Preformatted_20_Text">&gt; pcrTune <text:s text:c="6"/></text:p>
      <text:p text:style-name="Preformatted_20_Text">Principal Component Analysis </text:p>
      <text:p text:style-name="Preformatted_20_Text"/>
      <text:p text:style-name="Preformatted_20_Text">71 samples</text:p>
      <text:p text:style-name="Preformatted_20_Text"><text:s/>9 predictor</text:p>
      <text:p text:style-name="Preformatted_20_Text"/>
      <text:p text:style-name="Preformatted_20_Text">No pre-processing</text:p>
      <text:p text:style-name="Preformatted_20_Text">Resampling: Cross-Validated (10 fold) </text:p>
      <text:p text:style-name="Preformatted_20_Text">Summary of sample sizes: 64, 64, 64, 64, 65, 64, ... </text:p>
      <text:p text:style-name="Preformatted_20_Text">Resampling results across tuning parameters:</text:p>
      <text:p text:style-name="Preformatted_20_Text"/>
      <text:p text:style-name="Preformatted_20_Text"><text:s text:c="2"/>ncomp <text:s/>RMSE <text:s text:c="6"/>Rsquared <text:s text:c="2"/>MAE <text:s text:c="5"/></text:p>
      <text:p text:style-name="Preformatted_20_Text"><text:s text:c="2"/>1 <text:s text:c="5"/>0.2881663 <text:s/>0.5163621 <text:s/>0.2170699</text:p>
      <text:p text:style-name="Preformatted_20_Text"><text:s text:c="2"/>2 <text:s text:c="5"/>0.2723559 <text:s/>0.5008848 <text:s/>0.2180446</text:p>
      <text:p text:style-name="Preformatted_20_Text"><text:s text:c="2"/>3 <text:s text:c="5"/>0.2641634 <text:s/>0.4895948 <text:s/>0.2123083</text:p>
      <text:p text:style-name="Preformatted_20_Text"/>
      <text:p text:style-name="Preformatted_20_Text">RMSE was used to select the optimal model using the smallest value.</text:p>
      <text:p text:style-name="Preformatted_20_Text">The final value used for the model was ncomp = 3.</text:p>
      <text:p text:style-name="Preformatted_20_Text">&gt; plsResamples &lt;- plsTune$results</text:p>
      <text:p text:style-name="Preformatted_20_Text">&gt; plsResamples$Model &lt;- "PLS"</text:p>
      <text:p text:style-name="Preformatted_20_Text">&gt; pcrResamples &lt;- pcrTune$results</text:p>
      <text:p text:style-name="Preformatted_20_Text">&gt; pcrResamples$Model &lt;- "PCR"</text:p>
      <text:p text:style-name="Preformatted_20_Text">&gt; plsPlotData &lt;- rbind(plsResamples, pcrResamples)</text:p>
      <text:p text:style-name="Preformatted_20_Text">&gt; </text:p>
      <text:p text:style-name="Preformatted_20_Text">&gt; xyplot(RMSE ~ ncomp,</text:p>
      <text:p text:style-name="Preformatted_20_Text">+ <text:s text:c="7"/>data = plsPlotData,</text:p>
      <text:p text:style-name="Preformatted_20_Text">+ <text:s text:c="7"/>#aspect = 1,</text:p>
      <text:p text:style-name="Preformatted_20_Text">+ <text:s text:c="7"/>xlab = "# Components",</text:p>
      <text:p text:style-name="Preformatted_20_Text">+ <text:s text:c="7"/>ylab = "RMSE (Cross-Validation)",</text:p>
      <text:p text:style-name="Preformatted_20_Text">+ <text:s text:c="7"/>auto.key = list(columns = 2),</text:p>
      <text:p text:style-name="Preformatted_20_Text">+ <text:s text:c="7"/>groups = Model,</text:p>
      <text:p text:style-name="Preformatted_20_Text">+ <text:s text:c="7"/>type = c("o", "g"))</text:p>
      <text:p text:style-name="Preformatted_20_Text">&gt; </text:p>
      <text:p text:style-name="Preformatted_20_Text">&gt; plsImp &lt;- varImp(plsTune, scale = FALSE)</text:p>
      <text:p text:style-name="Preformatted_20_Text">&gt; plot(plsImp, top = 25, scales = list(y = list(cex = .95)))</text:p>
      <text:p text:style-name="Preformatted_20_Text">&gt; </text:p>
      <text:p text:style-name="Preformatted_20_Text">&gt; </text:p>
      <text:p text:style-name="Preformatted_20_Text"><text:soft-page-break/>&gt; ########</text:p>
      <text:p text:style-name="Preformatted_20_Text">&gt; </text:p>
      <text:p text:style-name="Preformatted_20_Text">&gt; library(caret)</text:p>
      <text:p text:style-name="Preformatted_20_Text">&gt; set.seed(100)</text:p>
      <text:p text:style-name="Preformatted_20_Text">&gt; indx &lt;- createFolds(solTrainY, returnTrain = TRUE)</text:p>
      <text:p text:style-name="Preformatted_20_Text">&gt; ctrl &lt;- trainControl(method = "cv", index = indx)</text:p>
      <text:p text:style-name="Preformatted_20_Text">&gt; </text:p>
      <text:p text:style-name="Preformatted_20_Text">&gt; ### Section 7.3 Support Vector Machines</text:p>
      <text:p text:style-name="Preformatted_20_Text">&gt; </text:p>
      <text:p text:style-name="Preformatted_20_Text">&gt; ## In a recent update to caret, the method to estimate the</text:p>
      <text:p text:style-name="Preformatted_20_Text">&gt; ## sigma parameter was slightly changed. These results will</text:p>
      <text:p text:style-name="Preformatted_20_Text">&gt; ## slightly differ from the text for that reason.</text:p>
      <text:p text:style-name="Preformatted_20_Text">&gt; </text:p>
      <text:p text:style-name="Preformatted_20_Text">&gt; set.seed(100)</text:p>
      <text:p text:style-name="Preformatted_20_Text">&gt; svmRTune &lt;- train(x = solTrainXtrans, y = solTrainY,</text:p>
      <text:p text:style-name="Preformatted_20_Text">+ <text:s text:c="18"/>method = "svmRadial",</text:p>
      <text:p text:style-name="Preformatted_20_Text">+ <text:s text:c="18"/>preProc = c("center", "scale"),</text:p>
      <text:p text:style-name="Preformatted_20_Text">+ <text:s text:c="18"/>tuneLength = 14,</text:p>
      <text:p text:style-name="Preformatted_20_Text">+ <text:s text:c="18"/>trControl = ctrl)</text:p>
      <text:p text:style-name="Preformatted_20_Text">&gt; svmRTune</text:p>
      <text:p text:style-name="Preformatted_20_Text">Support Vector Machines with Radial Basis Function Kernel </text:p>
      <text:p text:style-name="Preformatted_20_Text"/>
      <text:p text:style-name="Preformatted_20_Text">71 samples</text:p>
      <text:p text:style-name="Preformatted_20_Text"><text:s/>9 predictor</text:p>
      <text:p text:style-name="Preformatted_20_Text"/>
      <text:p text:style-name="Preformatted_20_Text">Pre-processing: centered (9), scaled (9) </text:p>
      <text:p text:style-name="Preformatted_20_Text">Resampling: Cross-Validated (10 fold) </text:p>
      <text:p text:style-name="Preformatted_20_Text">Summary of sample sizes: 64, 64, 64, 64, 65, 64, ... </text:p>
      <text:p text:style-name="Preformatted_20_Text">Resampling results across tuning parameters:</text:p>
      <text:p text:style-name="Preformatted_20_Text"/>
      <text:p text:style-name="Preformatted_20_Text"><text:s text:c="2"/>C <text:s text:c="7"/>RMSE <text:s text:c="6"/>Rsquared <text:s text:c="2"/>MAE <text:s text:c="5"/></text:p>
      <text:p text:style-name="Preformatted_20_Text"><text:s text:c="5"/>0.25 <text:s/>0.2658426 <text:s/>0.5855040 <text:s/>0.2043574</text:p>
      <text:p text:style-name="Preformatted_20_Text"><text:s text:c="5"/>0.50 <text:s/>0.2418131 <text:s/>0.6352677 <text:s/>0.1855916</text:p>
      <text:p text:style-name="Preformatted_20_Text"><text:s text:c="5"/>1.00 <text:s/>0.2257234 <text:s/>0.6557155 <text:s/>0.1755775</text:p>
      <text:p text:style-name="Preformatted_20_Text"><text:s text:c="5"/>2.00 <text:s/>0.2296752 <text:s/>0.6429532 <text:s/>0.1818947</text:p>
      <text:p text:style-name="Preformatted_20_Text"><text:s text:c="5"/>4.00 <text:s/>0.2337479 <text:s/>0.6365717 <text:s/>0.1812437</text:p>
      <text:p text:style-name="Preformatted_20_Text"><text:s text:c="5"/>8.00 <text:s/>0.2370510 <text:s/>0.6256009 <text:s/>0.1797908</text:p>
      <text:p text:style-name="Preformatted_20_Text"><text:s text:c="4"/>16.00 <text:s/>0.2533781 <text:s/>0.5861683 <text:s/>0.1927180</text:p>
      <text:p text:style-name="Preformatted_20_Text"><text:s text:c="4"/>32.00 <text:s/>0.2683835 <text:s/>0.5491664 <text:s/>0.2026818</text:p>
      <text:p text:style-name="Preformatted_20_Text"><text:s text:c="4"/>64.00 <text:s/>0.2679541 <text:s/>0.5501181 <text:s/>0.2024291</text:p>
      <text:p text:style-name="Preformatted_20_Text"><text:s text:c="3"/>128.00 <text:s/>0.2679541 <text:s/>0.5501181 <text:s/>0.2024291</text:p>
      <text:p text:style-name="Preformatted_20_Text"><text:s text:c="3"/>256.00 <text:s/>0.2679541 <text:s/>0.5501181 <text:s/>0.2024291</text:p>
      <text:p text:style-name="Preformatted_20_Text"><text:s text:c="3"/>512.00 <text:s/>0.2679541 <text:s/>0.5501181 <text:s/>0.2024291</text:p>
      <text:p text:style-name="Preformatted_20_Text"><text:s text:c="2"/>1024.00 <text:s/>0.2679541 <text:s/>0.5501181 <text:s/>0.2024291</text:p>
      <text:p text:style-name="Preformatted_20_Text"><text:s text:c="2"/>2048.00 <text:s/>0.2679541 <text:s/>0.5501181 <text:s/>0.2024291</text:p>
      <text:p text:style-name="Preformatted_20_Text"/>
      <text:p text:style-name="Preformatted_20_Text">Tuning parameter 'sigma' was held constant at a value of 0.09489507</text:p>
      <text:p text:style-name="Preformatted_20_Text">RMSE was used to select the optimal model using the smallest value.</text:p>
      <text:p text:style-name="Preformatted_20_Text">The final values used for the model were sigma = 0.09489507 and C = 1.</text:p>
      <text:p text:style-name="Preformatted_20_Text">&gt; plot(svmRTune, scales = list(x = list(log = 2))) <text:s text:c="2"/></text:p>
      <text:p text:style-name="Preformatted_20_Text">&gt; svmGrid &lt;- expand.grid(degree = 1:2, </text:p>
      <text:p text:style-name="Preformatted_20_Text">+ <text:s text:c="23"/>scale = c(0.01, 0.005, 0.001), </text:p>
      <text:p text:style-name="Preformatted_20_Text">+ <text:s text:c="23"/>C = 2^(-2:5))</text:p>
      <text:p text:style-name="Preformatted_20_Text">&gt; </text:p>
      <text:p text:style-name="Preformatted_20_Text">&gt; set.seed(100)</text:p>
      <text:p text:style-name="Preformatted_20_Text">&gt; svmPTune &lt;- train(x = solTrainXtrans, y = solTrainY,</text:p>
      <text:p text:style-name="Preformatted_20_Text">+ <text:s text:c="18"/>method = "svmPoly",</text:p>
      <text:p text:style-name="Preformatted_20_Text">+ <text:s text:c="18"/>preProc = c("center", "scale"),</text:p>
      <text:p text:style-name="Preformatted_20_Text">+ <text:s text:c="18"/>tuneGrid = svmGrid,</text:p>
      <text:p text:style-name="Preformatted_20_Text">+ <text:s text:c="18"/>trControl = ctrl)</text:p>
      <text:p text:style-name="Preformatted_20_Text">&gt; </text:p>
      <text:p text:style-name="Preformatted_20_Text">&gt; svmPTune</text:p>
      <text:p text:style-name="Preformatted_20_Text">Support Vector Machines with Polynomial Kernel </text:p>
      <text:p text:style-name="Preformatted_20_Text"/>
      <text:p text:style-name="Preformatted_20_Text"><text:soft-page-break/>71 samples</text:p>
      <text:p text:style-name="Preformatted_20_Text"><text:s/>9 predictor</text:p>
      <text:p text:style-name="Preformatted_20_Text"/>
      <text:p text:style-name="Preformatted_20_Text">Pre-processing: centered (9), scaled (9) </text:p>
      <text:p text:style-name="Preformatted_20_Text">Resampling: Cross-Validated (10 fold) </text:p>
      <text:p text:style-name="Preformatted_20_Text">Summary of sample sizes: 64, 64, 64, 64, 65, 64, ... </text:p>
      <text:p text:style-name="Preformatted_20_Text">Resampling results across tuning parameters:</text:p>
      <text:p text:style-name="Preformatted_20_Text"/>
      <text:p text:style-name="Preformatted_20_Text"><text:s text:c="2"/>degree <text:s/>scale <text:s/>C <text:s text:c="5"/>RMSE <text:s text:c="6"/>Rsquared <text:s text:c="2"/>MAE <text:s text:c="5"/></text:p>
      <text:p text:style-name="Preformatted_20_Text"><text:s text:c="2"/>1 <text:s text:c="6"/>0.001 <text:s text:c="2"/>0.25 <text:s/>0.3426040 <text:s/>0.5435845 <text:s/>0.2708004</text:p>
      <text:p text:style-name="Preformatted_20_Text"><text:s text:c="2"/>1 <text:s text:c="6"/>0.001 <text:s text:c="2"/>0.50 <text:s/>0.3356305 <text:s/>0.5443717 <text:s/>0.2648658</text:p>
      <text:p text:style-name="Preformatted_20_Text"><text:s text:c="2"/>1 <text:s text:c="6"/>0.001 <text:s text:c="2"/>1.00 <text:s/>0.3240070 <text:s/>0.5463860 <text:s/>0.2549757</text:p>
      <text:p text:style-name="Preformatted_20_Text"><text:s text:c="2"/>1 <text:s text:c="6"/>0.001 <text:s text:c="2"/>2.00 <text:s/>0.3056127 <text:s/>0.5549627 <text:s/>0.2399380</text:p>
      <text:p text:style-name="Preformatted_20_Text"><text:s text:c="2"/>1 <text:s text:c="6"/>0.001 <text:s text:c="2"/>4.00 <text:s/>0.2829578 <text:s/>0.5753011 <text:s/>0.2189698</text:p>
      <text:p text:style-name="Preformatted_20_Text"><text:s text:c="2"/>1 <text:s text:c="6"/>0.001 <text:s text:c="2"/>8.00 <text:s/>0.2564697 <text:s/>0.6037311 <text:s/>0.1941179</text:p>
      <text:p text:style-name="Preformatted_20_Text"><text:s text:c="2"/>1 <text:s text:c="6"/>0.001 <text:s/>16.00 <text:s/>0.2405021 <text:s/>0.6245525 <text:s/>0.1835365</text:p>
      <text:p text:style-name="Preformatted_20_Text"><text:s text:c="2"/>1 <text:s text:c="6"/>0.001 <text:s/>32.00 <text:s/>0.2189888 <text:s/>0.6806553 <text:s/>0.1705421</text:p>
      <text:p text:style-name="Preformatted_20_Text"><text:s text:c="2"/>1 <text:s text:c="6"/>0.005 <text:s text:c="2"/>0.25 <text:s/>0.3183875 <text:s/>0.5443148 <text:s/>0.2500201</text:p>
      <text:p text:style-name="Preformatted_20_Text"><text:s text:c="2"/>1 <text:s text:c="6"/>0.005 <text:s text:c="2"/>0.50 <text:s/>0.2991227 <text:s/>0.5585309 <text:s/>0.2342282</text:p>
      <text:p text:style-name="Preformatted_20_Text"><text:s text:c="2"/>1 <text:s text:c="6"/>0.005 <text:s text:c="2"/>1.00 <text:s/>0.2743824 <text:s/>0.5780636 <text:s/>0.2096331</text:p>
      <text:p text:style-name="Preformatted_20_Text"><text:s text:c="2"/>1 <text:s text:c="6"/>0.005 <text:s text:c="2"/>2.00 <text:s/>0.2517920 <text:s/>0.6123701 <text:s/>0.1901840</text:p>
      <text:p text:style-name="Preformatted_20_Text"><text:s text:c="2"/>1 <text:s text:c="6"/>0.005 <text:s text:c="2"/>4.00 <text:s/>0.2335523 <text:s/>0.6373895 <text:s/>0.1804757</text:p>
      <text:p text:style-name="Preformatted_20_Text"><text:s text:c="2"/>1 <text:s text:c="6"/>0.005 <text:s text:c="2"/>8.00 <text:s/>0.2160016 <text:s/>0.6871211 <text:s/>0.1698637</text:p>
      <text:p text:style-name="Preformatted_20_Text"><text:s text:c="2"/>1 <text:s text:c="6"/>0.005 <text:s/>16.00 <text:s/>0.2033060 <text:s/>0.7225872 <text:s/>0.1713569</text:p>
      <text:p text:style-name="Preformatted_20_Text"><text:s text:c="2"/>1 <text:s text:c="6"/>0.005 <text:s/>32.00 <text:s/>0.1889840 <text:s/>0.7576300 <text:s/>0.1571900</text:p>
      <text:p text:style-name="Preformatted_20_Text"><text:s text:c="2"/>1 <text:s text:c="6"/>0.010 <text:s text:c="2"/>0.25 <text:s/>0.2991257 <text:s/>0.5585344 <text:s/>0.2342306</text:p>
      <text:p text:style-name="Preformatted_20_Text"><text:s text:c="2"/>1 <text:s text:c="6"/>0.010 <text:s text:c="2"/>0.50 <text:s/>0.2743781 <text:s/>0.5780150 <text:s/>0.2096282</text:p>
      <text:p text:style-name="Preformatted_20_Text"><text:s text:c="2"/>1 <text:s text:c="6"/>0.010 <text:s text:c="2"/>1.00 <text:s/>0.2517915 <text:s/>0.6123197 <text:s/>0.1901881</text:p>
      <text:p text:style-name="Preformatted_20_Text"><text:s text:c="2"/>1 <text:s text:c="6"/>0.010 <text:s text:c="2"/>2.00 <text:s/>0.2335684 <text:s/>0.6373798 <text:s/>0.1804842</text:p>
      <text:p text:style-name="Preformatted_20_Text"><text:s text:c="2"/>1 <text:s text:c="6"/>0.010 <text:s text:c="2"/>4.00 <text:s/>0.2160031 <text:s/>0.6870799 <text:s/>0.1698686</text:p>
      <text:p text:style-name="Preformatted_20_Text"><text:s text:c="2"/>1 <text:s text:c="6"/>0.010 <text:s text:c="2"/>8.00 <text:s/>0.2033498 <text:s/>0.7224279 <text:s/>0.1714032</text:p>
      <text:p text:style-name="Preformatted_20_Text"><text:s text:c="2"/>1 <text:s text:c="6"/>0.010 <text:s/>16.00 <text:s/>0.1889871 <text:s/>0.7576832 <text:s/>0.1571853</text:p>
      <text:p text:style-name="Preformatted_20_Text"><text:s text:c="2"/>1 <text:s text:c="6"/>0.010 <text:s/>32.00 <text:s/>0.1846685 <text:s/>0.7692315 <text:s/>0.1525367</text:p>
      <text:p text:style-name="Preformatted_20_Text"><text:s text:c="2"/>2 <text:s text:c="6"/>0.001 <text:s text:c="2"/>0.25 <text:s/>0.3356336 <text:s/>0.5443785 <text:s/>0.2648692</text:p>
      <text:p text:style-name="Preformatted_20_Text"><text:s text:c="2"/>2 <text:s text:c="6"/>0.001 <text:s text:c="2"/>0.50 <text:s/>0.3240133 <text:s/>0.5464049 <text:s/>0.2549814</text:p>
      <text:p text:style-name="Preformatted_20_Text"><text:s text:c="2"/>2 <text:s text:c="6"/>0.001 <text:s text:c="2"/>1.00 <text:s/>0.3056232 <text:s/>0.5549037 <text:s/>0.2399439</text:p>
      <text:p text:style-name="Preformatted_20_Text"><text:s text:c="2"/>2 <text:s text:c="6"/>0.001 <text:s text:c="2"/>2.00 <text:s/>0.2830137 <text:s/>0.5753561 <text:s/>0.2190153</text:p>
      <text:p text:style-name="Preformatted_20_Text"><text:s text:c="2"/>2 <text:s text:c="6"/>0.001 <text:s text:c="2"/>4.00 <text:s/>0.2564857 <text:s/>0.6039391 <text:s/>0.1941384</text:p>
      <text:p text:style-name="Preformatted_20_Text"><text:s text:c="2"/>2 <text:s text:c="6"/>0.001 <text:s text:c="2"/>8.00 <text:s/>0.2404585 <text:s/>0.6249325 <text:s/>0.1833716</text:p>
      <text:p text:style-name="Preformatted_20_Text"><text:s text:c="2"/>2 <text:s text:c="6"/>0.001 <text:s/>16.00 <text:s/>0.2188825 <text:s/>0.6815733 <text:s/>0.1709213</text:p>
      <text:p text:style-name="Preformatted_20_Text"><text:s text:c="2"/>2 <text:s text:c="6"/>0.001 <text:s/>32.00 <text:s/>0.2040935 <text:s/>0.7173047 <text:s/>0.1692868</text:p>
      <text:p text:style-name="Preformatted_20_Text"><text:s text:c="2"/>2 <text:s text:c="6"/>0.005 <text:s text:c="2"/>0.25 <text:s/>0.2992132 <text:s/>0.5589688 <text:s/>0.2343003</text:p>
      <text:p text:style-name="Preformatted_20_Text"><text:s text:c="2"/>2 <text:s text:c="6"/>0.005 <text:s text:c="2"/>0.50 <text:s/>0.2747015 <text:s/>0.5782103 <text:s/>0.2098180</text:p>
      <text:p text:style-name="Preformatted_20_Text"><text:s text:c="2"/>2 <text:s text:c="6"/>0.005 <text:s text:c="2"/>1.00 <text:s/>0.2518610 <text:s/>0.6143528 <text:s/>0.1907892</text:p>
      <text:p text:style-name="Preformatted_20_Text"><text:s text:c="2"/>2 <text:s text:c="6"/>0.005 <text:s text:c="2"/>2.00 <text:s/>0.2337182 <text:s/>0.6376553 <text:s/>0.1797717</text:p>
      <text:p text:style-name="Preformatted_20_Text"><text:s text:c="2"/>2 <text:s text:c="6"/>0.005 <text:s text:c="2"/>4.00 <text:s/>0.2131781 <text:s/>0.6923289 <text:s/>0.1681756</text:p>
      <text:p text:style-name="Preformatted_20_Text"><text:s text:c="2"/>2 <text:s text:c="6"/>0.005 <text:s text:c="2"/>8.00 <text:s/>0.1996143 <text:s/>0.7257740 <text:s/>0.1661602</text:p>
      <text:p text:style-name="Preformatted_20_Text"><text:s text:c="2"/>2 <text:s text:c="6"/>0.005 <text:s/>16.00 <text:s/>0.1895802 <text:s/>0.7592008 <text:s/>0.1572597</text:p>
      <text:p text:style-name="Preformatted_20_Text"><text:s text:c="2"/>2 <text:s text:c="6"/>0.005 <text:s/>32.00 <text:s/>0.1976600 <text:s/>0.7261102 <text:s/>0.1634092</text:p>
      <text:p text:style-name="Preformatted_20_Text"><text:s text:c="2"/>2 <text:s text:c="6"/>0.010 <text:s text:c="2"/>0.25 <text:s/>0.2749632 <text:s/>0.5784277 <text:s/>0.2099964</text:p>
      <text:p text:style-name="Preformatted_20_Text"><text:s text:c="2"/>2 <text:s text:c="6"/>0.010 <text:s text:c="2"/>0.50 <text:s/>0.2521821 <text:s/>0.6155327 <text:s/>0.1913968</text:p>
      <text:p text:style-name="Preformatted_20_Text"><text:s text:c="2"/>2 <text:s text:c="6"/>0.010 <text:s text:c="2"/>1.00 <text:s/>0.2339678 <text:s/>0.6384447 <text:s/>0.1795167</text:p>
      <text:p text:style-name="Preformatted_20_Text"><text:s text:c="2"/>2 <text:s text:c="6"/>0.010 <text:s text:c="2"/>2.00 <text:s/>0.2133953 <text:s/>0.6958440 <text:s/>0.1703151</text:p>
      <text:p text:style-name="Preformatted_20_Text"><text:s text:c="2"/>2 <text:s text:c="6"/>0.010 <text:s text:c="2"/>4.00 <text:s/>0.2028316 <text:s/>0.7229861 <text:s/>0.1692945</text:p>
      <text:p text:style-name="Preformatted_20_Text"><text:s text:c="2"/>2 <text:s text:c="6"/>0.010 <text:s text:c="2"/>8.00 <text:s/>0.1947690 <text:s/>0.7495046 <text:s/>0.1607631</text:p>
      <text:p text:style-name="Preformatted_20_Text"><text:s text:c="2"/>2 <text:s text:c="6"/>0.010 <text:s/>16.00 <text:s/>0.2103121 <text:s/>0.6965022 <text:s/>0.1723007</text:p>
      <text:p text:style-name="Preformatted_20_Text"><text:s text:c="2"/>2 <text:s text:c="6"/>0.010 <text:s/>32.00 <text:s/>0.2195646 <text:s/>0.6681196 <text:s/>0.1786055</text:p>
      <text:p text:style-name="Preformatted_20_Text"/>
      <text:p text:style-name="Preformatted_20_Text">RMSE was used to select the optimal model using the smallest value.</text:p>
      <text:p text:style-name="Preformatted_20_Text">The final values used for the model were degree = 1, scale = 0.01</text:p>
      <text:p text:style-name="Preformatted_20_Text"><text:s/>and C = 32.</text:p>
      <text:p text:style-name="Preformatted_20_Text">&gt; </text:p>
      <text:p text:style-name="Preformatted_20_Text">&gt; plot(svmPTune, </text:p>
      <text:p text:style-name="Preformatted_20_Text">+ <text:s text:c="5"/>scales = list(x = list(log = 2), </text:p>
      <text:p text:style-name="Preformatted_20_Text"><text:soft-page-break/>+ <text:s text:c="19"/>between = list(x = .5, y = 1))) <text:s text:c="16"/></text:p>
      <text:p text:style-name="Preformatted_20_Text">&gt; </text:p>
      <text:p text:style-name="Preformatted_20_Text">&gt; testResults$SVMr &lt;- predict(svmRTune, solTestXtrans)</text:p>
      <text:p text:style-name="Preformatted_20_Text">&gt; testResults$SVMp &lt;- predict(svmPTune, solTestXtrans)</text:p>
      <text:p text:style-name="Preformatted_20_Text">&gt; </text:p>
      <text:p text:style-name="Preformatted_20_Text">&gt; <text:s/>View(testResults)</text:p>
      <text:p text:style-name="Preformatted_20_Text">&gt; </text:p>
      <text:p text:style-name="Preformatted_20_Text">&gt; <text:s/>### Section 7.2 Multivariate Adaptive Regression Splines</text:p>
      <text:p text:style-name="Preformatted_20_Text">&gt; <text:s/></text:p>
      <text:p text:style-name="Preformatted_20_Text">&gt; <text:s/>set.seed(100)</text:p>
      <text:p text:style-name="Preformatted_20_Text">&gt; <text:s/>marsTune &lt;- train(x = solTrainXtrans, y = solTrainY,</text:p>
      <text:p text:style-name="Preformatted_20_Text">+ <text:s text:c="19"/>method = "earth",</text:p>
      <text:p text:style-name="Preformatted_20_Text">+ <text:s text:c="19"/>tuneGrid = expand.grid(degree = 1, nprune = 2:38),</text:p>
      <text:p text:style-name="Preformatted_20_Text">+ <text:s text:c="19"/>trControl = ctrl)</text:p>
      <text:p text:style-name="Preformatted_20_Text">&gt; <text:s/>marsTune</text:p>
      <text:p text:style-name="Preformatted_20_Text">Multivariate Adaptive Regression Spline </text:p>
      <text:p text:style-name="Preformatted_20_Text"/>
      <text:p text:style-name="Preformatted_20_Text">71 samples</text:p>
      <text:p text:style-name="Preformatted_20_Text"><text:s/>9 predictor</text:p>
      <text:p text:style-name="Preformatted_20_Text"/>
      <text:p text:style-name="Preformatted_20_Text">No pre-processing</text:p>
      <text:p text:style-name="Preformatted_20_Text">Resampling: Cross-Validated (10 fold) </text:p>
      <text:p text:style-name="Preformatted_20_Text">Summary of sample sizes: 64, 64, 64, 64, 65, 64, ... </text:p>
      <text:p text:style-name="Preformatted_20_Text">Resampling results across tuning parameters:</text:p>
      <text:p text:style-name="Preformatted_20_Text"/>
      <text:p text:style-name="Preformatted_20_Text"><text:s text:c="2"/>nprune <text:s/>RMSE <text:s text:c="6"/>Rsquared <text:s text:c="2"/>MAE <text:s text:c="5"/></text:p>
      <text:p text:style-name="Preformatted_20_Text"><text:s text:c="3"/>2 <text:s text:c="5"/>0.3019749 <text:s/>0.4421269 <text:s/>0.2266291</text:p>
      <text:p text:style-name="Preformatted_20_Text"><text:s text:c="3"/>3 <text:s text:c="5"/>0.2860060 <text:s/>0.4903432 <text:s/>0.2272610</text:p>
      <text:p text:style-name="Preformatted_20_Text"><text:s text:c="3"/>4 <text:s text:c="5"/>0.2028721 <text:s/>0.6490833 <text:s/>0.1695389</text:p>
      <text:p text:style-name="Preformatted_20_Text"><text:s text:c="3"/>5 <text:s text:c="5"/>0.1857077 <text:s/>0.7194635 <text:s/>0.1532040</text:p>
      <text:p text:style-name="Preformatted_20_Text"><text:s text:c="3"/>6 <text:s text:c="5"/>0.1913456 <text:s/>0.7195593 <text:s/>0.1594551</text:p>
      <text:p text:style-name="Preformatted_20_Text"><text:s text:c="3"/>7 <text:s text:c="5"/>0.1910313 <text:s/>0.7256806 <text:s/>0.1573123</text:p>
      <text:p text:style-name="Preformatted_20_Text"><text:s text:c="3"/>8 <text:s text:c="5"/>0.1891006 <text:s/>0.7305755 <text:s/>0.1576796</text:p>
      <text:p text:style-name="Preformatted_20_Text"><text:s text:c="3"/>9 <text:s text:c="5"/>0.1941817 <text:s/>0.7243556 <text:s/>0.1610395</text:p>
      <text:p text:style-name="Preformatted_20_Text"><text:s text:c="2"/>10 <text:s text:c="5"/>0.1953388 <text:s/>0.7171849 <text:s/>0.1612787</text:p>
      <text:p text:style-name="Preformatted_20_Text"><text:s text:c="2"/>11 <text:s text:c="5"/>0.1953388 <text:s/>0.7171849 <text:s/>0.1612787</text:p>
      <text:p text:style-name="Preformatted_20_Text"><text:s text:c="2"/>12 <text:s text:c="5"/>0.1953388 <text:s/>0.7171849 <text:s/>0.1612787</text:p>
      <text:p text:style-name="Preformatted_20_Text"><text:s text:c="2"/>13 <text:s text:c="5"/>0.1953388 <text:s/>0.7171849 <text:s/>0.1612787</text:p>
      <text:p text:style-name="Preformatted_20_Text"><text:s text:c="2"/>14 <text:s text:c="5"/>0.1953388 <text:s/>0.7171849 <text:s/>0.1612787</text:p>
      <text:p text:style-name="Preformatted_20_Text"><text:s text:c="2"/>15 <text:s text:c="5"/>0.1953388 <text:s/>0.7171849 <text:s/>0.1612787</text:p>
      <text:p text:style-name="Preformatted_20_Text"><text:s text:c="2"/>16 <text:s text:c="5"/>0.1953388 <text:s/>0.7171849 <text:s/>0.1612787</text:p>
      <text:p text:style-name="Preformatted_20_Text"><text:s text:c="2"/>17 <text:s text:c="5"/>0.1953388 <text:s/>0.7171849 <text:s/>0.1612787</text:p>
      <text:p text:style-name="Preformatted_20_Text"><text:s text:c="2"/>18 <text:s text:c="5"/>0.1953388 <text:s/>0.7171849 <text:s/>0.1612787</text:p>
      <text:p text:style-name="Preformatted_20_Text"><text:s text:c="2"/>19 <text:s text:c="5"/>0.1953388 <text:s/>0.7171849 <text:s/>0.1612787</text:p>
      <text:p text:style-name="Preformatted_20_Text"><text:s text:c="2"/>20 <text:s text:c="5"/>0.1953388 <text:s/>0.7171849 <text:s/>0.1612787</text:p>
      <text:p text:style-name="Preformatted_20_Text"><text:s text:c="2"/>21 <text:s text:c="5"/>0.1953388 <text:s/>0.7171849 <text:s/>0.1612787</text:p>
      <text:p text:style-name="Preformatted_20_Text"><text:s text:c="2"/>22 <text:s text:c="5"/>0.1953388 <text:s/>0.7171849 <text:s/>0.1612787</text:p>
      <text:p text:style-name="Preformatted_20_Text"><text:s text:c="2"/>23 <text:s text:c="5"/>0.1953388 <text:s/>0.7171849 <text:s/>0.1612787</text:p>
      <text:p text:style-name="Preformatted_20_Text"><text:s text:c="2"/>24 <text:s text:c="5"/>0.1953388 <text:s/>0.7171849 <text:s/>0.1612787</text:p>
      <text:p text:style-name="Preformatted_20_Text"><text:s text:c="2"/>25 <text:s text:c="5"/>0.1953388 <text:s/>0.7171849 <text:s/>0.1612787</text:p>
      <text:p text:style-name="Preformatted_20_Text"><text:s text:c="2"/>26 <text:s text:c="5"/>0.1953388 <text:s/>0.7171849 <text:s/>0.1612787</text:p>
      <text:p text:style-name="Preformatted_20_Text"><text:s text:c="2"/>27 <text:s text:c="5"/>0.1953388 <text:s/>0.7171849 <text:s/>0.1612787</text:p>
      <text:p text:style-name="Preformatted_20_Text"><text:s text:c="2"/>28 <text:s text:c="5"/>0.1953388 <text:s/>0.7171849 <text:s/>0.1612787</text:p>
      <text:p text:style-name="Preformatted_20_Text"><text:s text:c="2"/>29 <text:s text:c="5"/>0.1953388 <text:s/>0.7171849 <text:s/>0.1612787</text:p>
      <text:p text:style-name="Preformatted_20_Text"><text:s text:c="2"/>30 <text:s text:c="5"/>0.1953388 <text:s/>0.7171849 <text:s/>0.1612787</text:p>
      <text:p text:style-name="Preformatted_20_Text"><text:s text:c="2"/>31 <text:s text:c="5"/>0.1953388 <text:s/>0.7171849 <text:s/>0.1612787</text:p>
      <text:p text:style-name="Preformatted_20_Text"><text:s text:c="2"/>32 <text:s text:c="5"/>0.1953388 <text:s/>0.7171849 <text:s/>0.1612787</text:p>
      <text:p text:style-name="Preformatted_20_Text"><text:s text:c="2"/>33 <text:s text:c="5"/>0.1953388 <text:s/>0.7171849 <text:s/>0.1612787</text:p>
      <text:p text:style-name="Preformatted_20_Text"><text:s text:c="2"/>34 <text:s text:c="5"/>0.1953388 <text:s/>0.7171849 <text:s/>0.1612787</text:p>
      <text:p text:style-name="Preformatted_20_Text"><text:s text:c="2"/>35 <text:s text:c="5"/>0.1953388 <text:s/>0.7171849 <text:s/>0.1612787</text:p>
      <text:p text:style-name="Preformatted_20_Text"><text:s text:c="2"/>36 <text:s text:c="5"/>0.1953388 <text:s/>0.7171849 <text:s/>0.1612787</text:p>
      <text:p text:style-name="Preformatted_20_Text"><text:s text:c="2"/>37 <text:s text:c="5"/>0.1953388 <text:s/>0.7171849 <text:s/>0.1612787</text:p>
      <text:p text:style-name="Preformatted_20_Text"><text:s text:c="2"/>38 <text:s text:c="5"/>0.1953388 <text:s/>0.7171849 <text:s/>0.1612787</text:p>
      <text:p text:style-name="Preformatted_20_Text"/>
      <text:p text:style-name="Preformatted_20_Text"><text:soft-page-break/>Tuning parameter 'degree' was held constant at a value of 1</text:p>
      <text:p text:style-name="Preformatted_20_Text">RMSE was used to select the optimal model using the smallest value.</text:p>
      <text:p text:style-name="Preformatted_20_Text">The final values used for the model were nprune = 5 and degree = 1.</text:p>
      <text:p text:style-name="Preformatted_20_Text">&gt; <text:s/></text:p>
      <text:p text:style-name="Preformatted_20_Text">&gt; <text:s/>plot(marsTune)</text:p>
      <text:p text:style-name="Preformatted_20_Text">&gt; <text:s/></text:p>
      <text:p text:style-name="Preformatted_20_Text">&gt; <text:s/>testResults$MARS &lt;- predict(marsTune, solTestXtrans)</text:p>
      <text:p text:style-name="Preformatted_20_Text">&gt; <text:s/></text:p>
      <text:p text:style-name="Preformatted_20_Text">&gt; <text:s/>marsImp &lt;- varImp(marsTune, scale = FALSE)</text:p>
      <text:p text:style-name="Preformatted_20_Text">&gt; <text:s/>plot(marsImp, top = 25)</text:p>
      <text:p text:style-name="Preformatted_20_Text">&gt; </text:p>
      <text:p text:style-name="Preformatted_20_Text">&gt; <text:s/>View(testResults)</text:p>
      <text:p text:style-name="Preformatted_20_Text">&gt; </text:p>
      <text:p text:style-name="Preformatted_20_Text">&gt; <text:s/></text:p>
      <text:p text:style-name="Preformatted_20_Text">&gt; <text:s/>##########ch8########</text:p>
      <text:p text:style-name="Preformatted_20_Text">&gt; <text:s/>### Section 8.5 Random Forests</text:p>
      <text:p text:style-name="Preformatted_20_Text">&gt; <text:s/></text:p>
      <text:p text:style-name="Preformatted_20_Text">&gt; <text:s/>mtryGrid &lt;- data.frame(mtry = floor(seq(10, ncol(solTrainXtrans), length = 10)))</text:p>
      <text:p text:style-name="Preformatted_20_Text">&gt; <text:s/>### Tune the model using cross-validation</text:p>
      <text:p text:style-name="Preformatted_20_Text">&gt; <text:s/>set.seed(100)</text:p>
      <text:p text:style-name="Preformatted_20_Text">&gt; <text:s/>rfTune &lt;- train(x = solTrainXtrans, y = solTrainY,</text:p>
      <text:p text:style-name="Preformatted_20_Text">+ <text:s text:c="17"/>method = "rf",</text:p>
      <text:p text:style-name="Preformatted_20_Text">+ <text:s text:c="17"/>tuneGrid = mtryGrid,</text:p>
      <text:p text:style-name="Preformatted_20_Text">+ <text:s text:c="17"/>ntree = 1000,</text:p>
      <text:p text:style-name="Preformatted_20_Text">+ <text:s text:c="17"/>importance = TRUE,</text:p>
      <text:p text:style-name="Preformatted_20_Text">+ <text:s text:c="17"/>trControl = ctrl)</text:p>
      <text:p text:style-name="Preformatted_20_Text">Warning messages:</text:p>
      <text:p text:style-name="Preformatted_20_Text">1: In randomForest.default(x, y, mtry = param$mtry, ...) :</text:p>
      <text:p text:style-name="Preformatted_20_Text"><text:s text:c="2"/>invalid mtry: reset to within valid range</text:p>
      <text:p text:style-name="Preformatted_20_Text">2: In randomForest.default(x, y, mtry = param$mtry, ...) :</text:p>
      <text:p text:style-name="Preformatted_20_Text"><text:s text:c="2"/>invalid mtry: reset to within valid range</text:p>
      <text:p text:style-name="Preformatted_20_Text">3: In randomForest.default(x, y, mtry = param$mtry, ...) :</text:p>
      <text:p text:style-name="Preformatted_20_Text"><text:s text:c="2"/>invalid mtry: reset to within valid range</text:p>
      <text:p text:style-name="Preformatted_20_Text">4: In randomForest.default(x, y, mtry = param$mtry, ...) :</text:p>
      <text:p text:style-name="Preformatted_20_Text"><text:s text:c="2"/>invalid mtry: reset to within valid range</text:p>
      <text:p text:style-name="Preformatted_20_Text">5: In randomForest.default(x, y, mtry = param$mtry, ...) :</text:p>
      <text:p text:style-name="Preformatted_20_Text"><text:s text:c="2"/>invalid mtry: reset to within valid range</text:p>
      <text:p text:style-name="Preformatted_20_Text">6: In randomForest.default(x, y, mtry = param$mtry, ...) :</text:p>
      <text:p text:style-name="Preformatted_20_Text"><text:s text:c="2"/>invalid mtry: reset to within valid range</text:p>
      <text:p text:style-name="Preformatted_20_Text">7: In randomForest.default(x, y, mtry = param$mtry, ...) :</text:p>
      <text:p text:style-name="Preformatted_20_Text"><text:s text:c="2"/>invalid mtry: reset to within valid range</text:p>
      <text:p text:style-name="Preformatted_20_Text">8: In randomForest.default(x, y, mtry = param$mtry, ...) :</text:p>
      <text:p text:style-name="Preformatted_20_Text"><text:s text:c="2"/>invalid mtry: reset to within valid range</text:p>
      <text:p text:style-name="Preformatted_20_Text">9: In randomForest.default(x, y, mtry = param$mtry, ...) :</text:p>
      <text:p text:style-name="Preformatted_20_Text"><text:s text:c="2"/>invalid mtry: reset to within valid range</text:p>
      <text:p text:style-name="Preformatted_20_Text">10: In randomForest.default(x, y, mtry = param$mtry, ...) :</text:p>
      <text:p text:style-name="Preformatted_20_Text"><text:s text:c="2"/>invalid mtry: reset to within valid range</text:p>
      <text:p text:style-name="Preformatted_20_Text">&gt; <text:s/>rfTune</text:p>
      <text:p text:style-name="Preformatted_20_Text">Random Forest </text:p>
      <text:p text:style-name="Preformatted_20_Text"/>
      <text:p text:style-name="Preformatted_20_Text">71 samples</text:p>
      <text:p text:style-name="Preformatted_20_Text"><text:s/>9 predictor</text:p>
      <text:p text:style-name="Preformatted_20_Text"/>
      <text:p text:style-name="Preformatted_20_Text">No pre-processing</text:p>
      <text:p text:style-name="Preformatted_20_Text">Resampling: Cross-Validated (10 fold) </text:p>
      <text:p text:style-name="Preformatted_20_Text">Summary of sample sizes: 64, 64, 64, 64, 65, 64, ... </text:p>
      <text:p text:style-name="Preformatted_20_Text">Resampling results across tuning parameters:</text:p>
      <text:p text:style-name="Preformatted_20_Text"/>
      <text:p text:style-name="Preformatted_20_Text"><text:s text:c="2"/>mtry <text:s/>RMSE <text:s text:c="6"/>Rsquared <text:s text:c="2"/>MAE <text:s text:c="5"/></text:p>
      <text:p text:style-name="Preformatted_20_Text"><text:s text:c="3"/>9 <text:s text:c="3"/>0.2587047 <text:s/>0.5832934 <text:s/>0.1984156</text:p>
      <text:p text:style-name="Preformatted_20_Text"><text:s text:c="2"/>10 <text:s text:c="3"/>0.2589911 <text:s/>0.5819601 <text:s/>0.1973999</text:p>
      <text:p text:style-name="Preformatted_20_Text"/>
      <text:p text:style-name="Preformatted_20_Text">RMSE was used to select the optimal model using the smallest value.</text:p>
      <text:p text:style-name="Preformatted_20_Text"><text:soft-page-break/>The final value used for the model was mtry = 9.</text:p>
      <text:p text:style-name="Preformatted_20_Text">&gt; <text:s/></text:p>
      <text:p text:style-name="Preformatted_20_Text">&gt; <text:s/>testResults$RF &lt;- predict(rfTune, solTestXtrans)</text:p>
      <text:p text:style-name="Preformatted_20_Text">&gt; <text:s/></text:p>
      <text:p text:style-name="Preformatted_20_Text">&gt; <text:s/>plot(rfTune)</text:p>
      <text:p text:style-name="Preformatted_20_Text">&gt; <text:s/></text:p>
      <text:p text:style-name="Preformatted_20_Text">&gt; <text:s/>rfImp &lt;- varImp(rfTune, scale = FALSE)</text:p>
      <text:p text:style-name="Preformatted_20_Text">&gt; <text:s/>rfImp</text:p>
      <text:p text:style-name="Preformatted_20_Text">rf variable importance</text:p>
      <text:p text:style-name="Preformatted_20_Text"/>
      <text:p text:style-name="Preformatted_20_Text"><text:s text:c="13"/>Overall</text:p>
      <text:p text:style-name="Preformatted_20_Text">PointsAjust <text:s text:c="2"/>23.383</text:p>
      <text:p text:style-name="Preformatted_20_Text">Entities <text:s text:c="5"/>19.388</text:p>
      <text:p text:style-name="Preformatted_20_Text">Language1 <text:s text:c="4"/>14.569</text:p>
      <text:p text:style-name="Preformatted_20_Text">Transactions <text:s text:c="2"/>9.815</text:p>
      <text:p text:style-name="Preformatted_20_Text">Language2 <text:s text:c="5"/>9.342</text:p>
      <text:p text:style-name="Preformatted_20_Text">Length <text:s text:c="8"/>8.894</text:p>
      <text:p text:style-name="Preformatted_20_Text">Adjustment <text:s text:c="4"/>5.459</text:p>
      <text:p text:style-name="Preformatted_20_Text">ManagerExp <text:s text:c="4"/>1.575</text:p>
      <text:p text:style-name="Preformatted_20_Text">TeamExp <text:s text:c="6"/>-2.050</text:p>
      <text:p text:style-name="Preformatted_20_Text">&gt; <text:s/>### Section 8.7 Cubist</text:p>
      <text:p text:style-name="Preformatted_20_Text">&gt; <text:s/></text:p>
      <text:p text:style-name="Preformatted_20_Text">&gt; <text:s/>cbGrid &lt;- expand.grid(committees = c(1:10, 20, 50, 75, 100), </text:p>
      <text:p text:style-name="Preformatted_20_Text">+ <text:s text:c="23"/>neighbors = c(0, 1, 5, 9))</text:p>
      <text:p text:style-name="Preformatted_20_Text">&gt; <text:s/></text:p>
      <text:p text:style-name="Preformatted_20_Text">&gt; <text:s/>set.seed(100)</text:p>
      <text:p text:style-name="Preformatted_20_Text">&gt; <text:s/>cubistTune &lt;- train(solTrainXtrans, solTrainY,</text:p>
      <text:p text:style-name="Preformatted_20_Text">+ <text:s text:c="21"/>"cubist",</text:p>
      <text:p text:style-name="Preformatted_20_Text">+ <text:s text:c="21"/>tuneGrid = cbGrid,</text:p>
      <text:p text:style-name="Preformatted_20_Text">+ <text:s text:c="21"/>trControl = ctrl)</text:p>
      <text:p text:style-name="Preformatted_20_Text">&gt; <text:s/>cubistTune</text:p>
      <text:p text:style-name="Preformatted_20_Text">Cubist </text:p>
      <text:p text:style-name="Preformatted_20_Text"/>
      <text:p text:style-name="Preformatted_20_Text">71 samples</text:p>
      <text:p text:style-name="Preformatted_20_Text"><text:s/>9 predictor</text:p>
      <text:p text:style-name="Preformatted_20_Text"/>
      <text:p text:style-name="Preformatted_20_Text">No pre-processing</text:p>
      <text:p text:style-name="Preformatted_20_Text">Resampling: Cross-Validated (10 fold) </text:p>
      <text:p text:style-name="Preformatted_20_Text">Summary of sample sizes: 64, 64, 64, 64, 65, 64, ... </text:p>
      <text:p text:style-name="Preformatted_20_Text">Resampling results across tuning parameters:</text:p>
      <text:p text:style-name="Preformatted_20_Text"/>
      <text:p text:style-name="Preformatted_20_Text"><text:s text:c="2"/>committees <text:s/>neighbors <text:s/>RMSE <text:s text:c="6"/>Rsquared <text:s text:c="2"/>MAE <text:s text:c="5"/></text:p>
      <text:p text:style-name="Preformatted_20_Text"><text:s text:c="4"/>1 <text:s text:c="8"/>0 <text:s text:c="9"/>0.2664819 <text:s/>0.5883573 <text:s/>0.2083494</text:p>
      <text:p text:style-name="Preformatted_20_Text"><text:s text:c="4"/>1 <text:s text:c="8"/>1 <text:s text:c="9"/>0.2300922 <text:s/>0.7180876 <text:s/>0.1773912</text:p>
      <text:p text:style-name="Preformatted_20_Text"><text:s text:c="4"/>1 <text:s text:c="8"/>5 <text:s text:c="9"/>0.2199696 <text:s/>0.7341886 <text:s/>0.1760393</text:p>
      <text:p text:style-name="Preformatted_20_Text"><text:s text:c="4"/>1 <text:s text:c="8"/>9 <text:s text:c="9"/>0.2387912 <text:s/>0.6916970 <text:s/>0.1866394</text:p>
      <text:p text:style-name="Preformatted_20_Text"><text:s text:c="4"/>2 <text:s text:c="8"/>0 <text:s text:c="9"/>0.2497872 <text:s/>0.6150772 <text:s/>0.1962133</text:p>
      <text:p text:style-name="Preformatted_20_Text"><text:s text:c="4"/>2 <text:s text:c="8"/>1 <text:s text:c="9"/>0.2372254 <text:s/>0.7104437 <text:s/>0.1846537</text:p>
      <text:p text:style-name="Preformatted_20_Text"><text:s text:c="4"/>2 <text:s text:c="8"/>5 <text:s text:c="9"/>0.2059330 <text:s/>0.7347748 <text:s/>0.1660209</text:p>
      <text:p text:style-name="Preformatted_20_Text"><text:s text:c="4"/>2 <text:s text:c="8"/>9 <text:s text:c="9"/>0.2233255 <text:s/>0.6985251 <text:s/>0.1766866</text:p>
      <text:p text:style-name="Preformatted_20_Text"><text:s text:c="4"/>3 <text:s text:c="8"/>0 <text:s text:c="9"/>0.2350634 <text:s/>0.6747579 <text:s/>0.1887115</text:p>
      <text:p text:style-name="Preformatted_20_Text"><text:s text:c="4"/>3 <text:s text:c="8"/>1 <text:s text:c="9"/>0.2283553 <text:s/>0.7391769 <text:s/>0.1800108</text:p>
      <text:p text:style-name="Preformatted_20_Text"><text:s text:c="4"/>3 <text:s text:c="8"/>5 <text:s text:c="9"/>0.2135083 <text:s/>0.7433375 <text:s/>0.1699805</text:p>
      <text:p text:style-name="Preformatted_20_Text"><text:s text:c="4"/>3 <text:s text:c="8"/>9 <text:s text:c="9"/>0.2198475 <text:s/>0.7300170 <text:s/>0.1741731</text:p>
      <text:p text:style-name="Preformatted_20_Text"><text:s text:c="4"/>4 <text:s text:c="8"/>0 <text:s text:c="9"/>0.2387043 <text:s/>0.6427220 <text:s/>0.1899905</text:p>
      <text:p text:style-name="Preformatted_20_Text"><text:s text:c="4"/>4 <text:s text:c="8"/>1 <text:s text:c="9"/>0.2330723 <text:s/>0.7209192 <text:s/>0.1823215</text:p>
      <text:p text:style-name="Preformatted_20_Text"><text:s text:c="4"/>4 <text:s text:c="8"/>5 <text:s text:c="9"/>0.2100757 <text:s/>0.7325784 <text:s/>0.1695238</text:p>
      <text:p text:style-name="Preformatted_20_Text"><text:s text:c="4"/>4 <text:s text:c="8"/>9 <text:s text:c="9"/>0.2211984 <text:s/>0.7092654 <text:s/>0.1752083</text:p>
      <text:p text:style-name="Preformatted_20_Text"><text:s text:c="4"/>5 <text:s text:c="8"/>0 <text:s text:c="9"/>0.2425526 <text:s/>0.6567316 <text:s/>0.1928770</text:p>
      <text:p text:style-name="Preformatted_20_Text"><text:s text:c="4"/>5 <text:s text:c="8"/>1 <text:s text:c="9"/>0.2315378 <text:s/>0.7300201 <text:s/>0.1830540</text:p>
      <text:p text:style-name="Preformatted_20_Text"><text:s text:c="4"/>5 <text:s text:c="8"/>5 <text:s text:c="9"/>0.2140808 <text:s/>0.7385620 <text:s/>0.1708143</text:p>
      <text:p text:style-name="Preformatted_20_Text"><text:s text:c="4"/>5 <text:s text:c="8"/>9 <text:s text:c="9"/>0.2233918 <text:s/>0.7190599 <text:s/>0.1767910</text:p>
      <text:p text:style-name="Preformatted_20_Text"><text:s text:c="4"/>6 <text:s text:c="8"/>0 <text:s text:c="9"/>0.2302331 <text:s/>0.6715563 <text:s/>0.1851857</text:p>
      <text:p text:style-name="Preformatted_20_Text"><text:s text:c="4"/>6 <text:s text:c="8"/>1 <text:s text:c="9"/>0.2261451 <text:s/>0.7328781 <text:s/>0.1778240</text:p>
      <text:p text:style-name="Preformatted_20_Text"><text:soft-page-break/><text:s text:c="4"/>6 <text:s text:c="8"/>5 <text:s text:c="9"/>0.2064447 <text:s/>0.7433372 <text:s/>0.1658479</text:p>
      <text:p text:style-name="Preformatted_20_Text"><text:s text:c="4"/>6 <text:s text:c="8"/>9 <text:s text:c="9"/>0.2145129 <text:s/>0.7259619 <text:s/>0.1700801</text:p>
      <text:p text:style-name="Preformatted_20_Text"><text:s text:c="4"/>7 <text:s text:c="8"/>0 <text:s text:c="9"/>0.2347127 <text:s/>0.6743472 <text:s/>0.1872930</text:p>
      <text:p text:style-name="Preformatted_20_Text"><text:s text:c="4"/>7 <text:s text:c="8"/>1 <text:s text:c="9"/>0.2231261 <text:s/>0.7352464 <text:s/>0.1752533</text:p>
      <text:p text:style-name="Preformatted_20_Text"><text:s text:c="4"/>7 <text:s text:c="8"/>5 <text:s text:c="9"/>0.2107715 <text:s/>0.7404729 <text:s/>0.1693994</text:p>
      <text:p text:style-name="Preformatted_20_Text"><text:s text:c="4"/>7 <text:s text:c="8"/>9 <text:s text:c="9"/>0.2178882 <text:s/>0.7264241 <text:s/>0.1726096</text:p>
      <text:p text:style-name="Preformatted_20_Text"><text:s text:c="4"/>8 <text:s text:c="8"/>0 <text:s text:c="9"/>0.2233550 <text:s/>0.6822963 <text:s/>0.1807434</text:p>
      <text:p text:style-name="Preformatted_20_Text"><text:s text:c="4"/>8 <text:s text:c="8"/>1 <text:s text:c="9"/>0.2191337 <text:s/>0.7418774 <text:s/>0.1732680</text:p>
      <text:p text:style-name="Preformatted_20_Text"><text:s text:c="4"/>8 <text:s text:c="8"/>5 <text:s text:c="9"/>0.2020859 <text:s/>0.7497922 <text:s/>0.1630634</text:p>
      <text:p text:style-name="Preformatted_20_Text"><text:s text:c="4"/>8 <text:s text:c="8"/>9 <text:s text:c="9"/>0.2076455 <text:s/>0.7350219 <text:s/>0.1664335</text:p>
      <text:p text:style-name="Preformatted_20_Text"><text:s text:c="4"/>9 <text:s text:c="8"/>0 <text:s text:c="9"/>0.2270757 <text:s/>0.6840634 <text:s/>0.1823345</text:p>
      <text:p text:style-name="Preformatted_20_Text"><text:s text:c="4"/>9 <text:s text:c="8"/>1 <text:s text:c="9"/>0.2201857 <text:s/>0.7412473 <text:s/>0.1746359</text:p>
      <text:p text:style-name="Preformatted_20_Text"><text:s text:c="4"/>9 <text:s text:c="8"/>5 <text:s text:c="9"/>0.2059976 <text:s/>0.7461696 <text:s/>0.1656252</text:p>
      <text:p text:style-name="Preformatted_20_Text"><text:s text:c="4"/>9 <text:s text:c="8"/>9 <text:s text:c="9"/>0.2119912 <text:s/>0.7336482 <text:s/>0.1683948</text:p>
      <text:p text:style-name="Preformatted_20_Text"><text:s text:c="3"/>10 <text:s text:c="8"/>0 <text:s text:c="9"/>0.2239549 <text:s/>0.6750743 <text:s/>0.1809291</text:p>
      <text:p text:style-name="Preformatted_20_Text"><text:s text:c="3"/>10 <text:s text:c="8"/>1 <text:s text:c="9"/>0.2207219 <text:s/>0.7383098 <text:s/>0.1749201</text:p>
      <text:p text:style-name="Preformatted_20_Text"><text:s text:c="3"/>10 <text:s text:c="8"/>5 <text:s text:c="9"/>0.2064548 <text:s/>0.7374917 <text:s/>0.1660865</text:p>
      <text:p text:style-name="Preformatted_20_Text"><text:s text:c="3"/>10 <text:s text:c="8"/>9 <text:s text:c="9"/>0.2099301 <text:s/>0.7271075 <text:s/>0.1668796</text:p>
      <text:p text:style-name="Preformatted_20_Text"><text:s text:c="3"/>20 <text:s text:c="8"/>0 <text:s text:c="9"/>0.2170533 <text:s/>0.6868503 <text:s/>0.1775573</text:p>
      <text:p text:style-name="Preformatted_20_Text"><text:s text:c="3"/>20 <text:s text:c="8"/>1 <text:s text:c="9"/>0.2111108 <text:s/>0.7610923 <text:s/>0.1715738</text:p>
      <text:p text:style-name="Preformatted_20_Text"><text:s text:c="3"/>20 <text:s text:c="8"/>5 <text:s text:c="9"/>0.1994155 <text:s/>0.7560688 <text:s/>0.1652385</text:p>
      <text:p text:style-name="Preformatted_20_Text"><text:s text:c="3"/>20 <text:s text:c="8"/>9 <text:s text:c="9"/>0.2036591 <text:s/>0.7433178 <text:s/>0.1660823</text:p>
      <text:p text:style-name="Preformatted_20_Text"><text:s text:c="3"/>50 <text:s text:c="8"/>0 <text:s text:c="9"/>0.2152482 <text:s/>0.6912665 <text:s/>0.1762022</text:p>
      <text:p text:style-name="Preformatted_20_Text"><text:s text:c="3"/>50 <text:s text:c="8"/>1 <text:s text:c="9"/>0.2095121 <text:s/>0.7654512 <text:s/>0.1707475</text:p>
      <text:p text:style-name="Preformatted_20_Text"><text:s text:c="3"/>50 <text:s text:c="8"/>5 <text:s text:c="9"/>0.1985671 <text:s/>0.7591664 <text:s/>0.1650248</text:p>
      <text:p text:style-name="Preformatted_20_Text"><text:s text:c="3"/>50 <text:s text:c="8"/>9 <text:s text:c="9"/>0.2012550 <text:s/>0.7525278 <text:s/>0.1643764</text:p>
      <text:p text:style-name="Preformatted_20_Text"><text:s text:c="3"/>75 <text:s text:c="8"/>0 <text:s text:c="9"/>0.2150990 <text:s/>0.6924412 <text:s/>0.1768339</text:p>
      <text:p text:style-name="Preformatted_20_Text"><text:s text:c="3"/>75 <text:s text:c="8"/>1 <text:s text:c="9"/>0.2093457 <text:s/>0.7654548 <text:s/>0.1706179</text:p>
      <text:p text:style-name="Preformatted_20_Text"><text:s text:c="3"/>75 <text:s text:c="8"/>5 <text:s text:c="9"/>0.1981540 <text:s/>0.7617637 <text:s/>0.1640587</text:p>
      <text:p text:style-name="Preformatted_20_Text"><text:s text:c="3"/>75 <text:s text:c="8"/>9 <text:s text:c="9"/>0.2006508 <text:s/>0.7547832 <text:s/>0.1631445</text:p>
      <text:p text:style-name="Preformatted_20_Text"><text:s text:c="2"/>100 <text:s text:c="8"/>0 <text:s text:c="9"/>0.2146456 <text:s/>0.6909873 <text:s/>0.1762033</text:p>
      <text:p text:style-name="Preformatted_20_Text"><text:s text:c="2"/>100 <text:s text:c="8"/>1 <text:s text:c="9"/>0.2097153 <text:s/>0.7644743 <text:s/>0.1706715</text:p>
      <text:p text:style-name="Preformatted_20_Text"><text:s text:c="2"/>100 <text:s text:c="8"/>5 <text:s text:c="9"/>0.1976198 <text:s/>0.7625443 <text:s/>0.1634669</text:p>
      <text:p text:style-name="Preformatted_20_Text"><text:s text:c="2"/>100 <text:s text:c="8"/>9 <text:s text:c="9"/>0.1997126 <text:s/>0.7570026 <text:s/>0.1621135</text:p>
      <text:p text:style-name="Preformatted_20_Text"/>
      <text:p text:style-name="Preformatted_20_Text">RMSE was used to select the optimal model using the smallest value.</text:p>
      <text:p text:style-name="Preformatted_20_Text">The final values used for the model were committees = 100</text:p>
      <text:p text:style-name="Preformatted_20_Text"><text:s/>and neighbors = 5.</text:p>
      <text:p text:style-name="Preformatted_20_Text">&gt; <text:s/></text:p>
      <text:p text:style-name="Preformatted_20_Text">&gt; <text:s/>plot(cubistTune, auto.key = list(columns = 4, lines = TRUE))</text:p>
      <text:p text:style-name="Preformatted_20_Text">&gt; <text:s/></text:p>
      <text:p text:style-name="Preformatted_20_Text">&gt; <text:s/>cbImp &lt;- varImp(cubistTune, scale = FALSE)</text:p>
      <text:p text:style-name="Preformatted_20_Text">&gt; <text:s/>cbImp</text:p>
      <text:p text:style-name="Preformatted_20_Text">cubist variable importance</text:p>
      <text:p text:style-name="Preformatted_20_Text"/>
      <text:p text:style-name="Preformatted_20_Text"><text:s text:c="13"/>Overall</text:p>
      <text:p text:style-name="Preformatted_20_Text">PointsAjust <text:s text:c="4"/>49.5</text:p>
      <text:p text:style-name="Preformatted_20_Text">Language1 <text:s text:c="6"/>25.0</text:p>
      <text:p text:style-name="Preformatted_20_Text">Language2 <text:s text:c="6"/>24.0</text:p>
      <text:p text:style-name="Preformatted_20_Text">Transactions <text:s text:c="4"/>1.0</text:p>
      <text:p text:style-name="Preformatted_20_Text">Length <text:s text:c="10"/>1.0</text:p>
      <text:p text:style-name="Preformatted_20_Text">ManagerExp <text:s text:c="6"/>0.0</text:p>
      <text:p text:style-name="Preformatted_20_Text">Entities <text:s text:c="8"/>0.0</text:p>
      <text:p text:style-name="Preformatted_20_Text">TeamExp <text:s text:c="9"/>0.0</text:p>
      <text:p text:style-name="Preformatted_20_Text">Adjustment <text:s text:c="6"/>0.0</text:p>
      <text:p text:style-name="Preformatted_20_Text">&gt; <text:s/></text:p>
      <text:p text:style-name="Preformatted_20_Text">&gt; <text:s/>testResults$CUBIST &lt;- predict(cubistTune, solTestXtrans)</text:p>
      <text:p text:style-name="Preformatted_20_Text">&gt; <text:s/></text:p>
      <text:p text:style-name="P1">&gt; <text:s/>View(testResults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23:21:15.352246061</meta:creation-date>
    <dc:date>2020-10-08T23:22:56.923348991</dc:date>
    <meta:editing-duration>PT1M42S</meta:editing-duration>
    <meta:editing-cycles>1</meta:editing-cycles>
    <meta:document-statistic meta:table-count="0" meta:image-count="0" meta:object-count="0" meta:page-count="11" meta:paragraph-count="650" meta:word-count="3100" meta:character-count="25318" meta:non-whitespace-character-count="18205"/>
    <meta:generator>LibreOffice/6.1.5.2$Linux_X86_64 LibreOffice_project/10$Build-2</meta:generator>
  </office:meta>
</office:document-meta>
</file>